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. Entregaría recomendaciones de higiene oral a pacientes adultos</text:p>
          </table:table-cell>
          <table:table-cell office:value-type="string" calcext:value-type="string">
            <text:p>`</text:p>
          </table:table-cell>
          <table:table-cell table:formula="of:=CONCATENATE([.A2];[.B2];[.C2])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. Entregaría recomendaciones de higiene oral a pacientes adultos</text:p>
          </table:table-cell>
          <table:table-cell office:value-type="string" calcext:value-type="string">
            <text:p>`</text:p>
          </table:table-cell>
          <table:table-cell table:formula="of:=CONCATENATE([.A3];[.B3];[.C3])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3. ¿Le entregaría recomendación de higiene oral a CADA paciente adulto?</text:p>
          </table:table-cell>
          <table:table-cell office:value-type="string" calcext:value-type="string">
            <text:p>`</text:p>
          </table:table-cell>
          <table:table-cell table:formula="of:=CONCATENATE([.A4];[.B4];[.C4])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4. ¿Cuánto tiempo dedicaría dando recomendaciones de higiene oral?</text:p>
          </table:table-cell>
          <table:table-cell office:value-type="string" calcext:value-type="string">
            <text:p>`</text:p>
          </table:table-cell>
          <table:table-cell table:formula="of:=CONCATENATE([.A5];[.B5];[.C5])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5. ¿Cómo entregaría sus consejos en higiene oral?</text:p>
          </table:table-cell>
          <table:table-cell office:value-type="string" calcext:value-type="string">
            <text:p>`</text:p>
          </table:table-cell>
          <table:table-cell table:formula="of:=CONCATENATE([.A6];[.B6];[.C6])" office:value-type="string" office:string-value="`5. ¿Cómo entregaría sus consejos en higiene oral?`" calcext:value-type="string">
            <text:p>`5. ¿Cómo entregaría sus consejos en higiene oral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6. ¿Recomendaría enjuague bucal fluoridado como parte de una rutina diaria de higiene oral?</text:p>
          </table:table-cell>
          <table:table-cell office:value-type="string" calcext:value-type="string">
            <text:p>`</text:p>
          </table:table-cell>
          <table:table-cell table:formula="of:=CONCATENATE([.A7];[.B7];[.C7])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7. ¿Recomendaría el cepillado dental a todos los pacientes adultos?</text:p>
          </table:table-cell>
          <table:table-cell office:value-type="string" calcext:value-type="string">
            <text:p>`</text:p>
          </table:table-cell>
          <table:table-cell table:formula="of:=CONCATENATE([.A8];[.B8];[.C8])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a) Cuando recomienda el cepillado dental, ¿recomendaría usted un tipo de cepillo?</text:p>
          </table:table-cell>
          <table:table-cell office:value-type="string" calcext:value-type="string">
            <text:p>`</text:p>
          </table:table-cell>
          <table:table-cell table:formula="of:=CONCATENATE([.A9];[.B9];[.C9])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b) Cuando recomienda el cepillado dental, ¿recomendaría usted tamaño de la cabeza del cepillo?</text:p>
          </table:table-cell>
          <table:table-cell office:value-type="string" calcext:value-type="string">
            <text:p>`</text:p>
          </table:table-cell>
          <table:table-cell table:formula="of:=CONCATENATE([.A10];[.B10];[.C10])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c) Cuando recomienda el cepillado dental, ¿con qué frecuencia recomendaría usted cambiar el cepillo de dientes?</text:p>
          </table:table-cell>
          <table:table-cell office:value-type="string" calcext:value-type="string">
            <text:p>`</text:p>
          </table:table-cell>
          <table:table-cell table:formula="of:=CONCATENATE([.A11];[.B11];[.C11])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d) Cuando recomienda el cepillado dental, ¿con qué frecuencia recomendaría usted cepillar diariamente?</text:p>
          </table:table-cell>
          <table:table-cell office:value-type="string" calcext:value-type="string">
            <text:p>`</text:p>
          </table:table-cell>
          <table:table-cell table:formula="of:=CONCATENATE([.A12];[.B12];[.C12])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e) Cuando recomienda el cepillado dental, ¿cuánto tiempo recomendaría usted para cepillar?</text:p>
          </table:table-cell>
          <table:table-cell office:value-type="string" calcext:value-type="string">
            <text:p>`</text:p>
          </table:table-cell>
          <table:table-cell table:formula="of:=CONCATENATE([.A13];[.B13];[.C13])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8.f) Cuando recomienda el cepillado dental, ¿recomendaría usted una técnica de cepillado?</text:p>
          </table:table-cell>
          <table:table-cell office:value-type="string" calcext:value-type="string">
            <text:p>`</text:p>
          </table:table-cell>
          <table:table-cell table:formula="of:=CONCATENATE([.A14];[.B14];[.C14])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9. ¿Recomendaría el uso de pasta dental a todos los pacientes adultos?</text:p>
          </table:table-cell>
          <table:table-cell office:value-type="string" calcext:value-type="string">
            <text:p>`</text:p>
          </table:table-cell>
          <table:table-cell table:formula="of:=CONCATENATE([.A15];[.B15];[.C15])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0.a) Cuando recomienda pasta dental, ¿recomendaría usted un tipo de pasta dental?</text:p>
          </table:table-cell>
          <table:table-cell office:value-type="string" calcext:value-type="string">
            <text:p>`</text:p>
          </table:table-cell>
          <table:table-cell table:formula="of:=CONCATENATE([.A16];[.B16];[.C16])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0.b) Cuando recomienda pasta dental, ¿cual concentración de pasta dental recomendaría?</text:p>
          </table:table-cell>
          <table:table-cell office:value-type="string" calcext:value-type="string">
            <text:p>`</text:p>
          </table:table-cell>
          <table:table-cell table:formula="of:=CONCATENATE([.A17];[.B17];[.C17])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0.c) Cuando recomienda pasta dental, ¿cuanta cantidad de pasta de dientes a utilizar cada vez?</text:p>
          </table:table-cell>
          <table:table-cell office:value-type="string" calcext:value-type="string">
            <text:p>`</text:p>
          </table:table-cell>
          <table:table-cell table:formula="of:=CONCATENATE([.A18];[.B18];[.C18])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0.d) Cuando recomienda pasta dental, ¿que tipo de enjuage recomendaría?</text:p>
          </table:table-cell>
          <table:table-cell office:value-type="string" calcext:value-type="string">
            <text:p>`</text:p>
          </table:table-cell>
          <table:table-cell table:formula="of:=CONCATENATE([.A19];[.B19];[.C19])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1. ¿Recomendaría limpieza interdental a todos los pacientes adultos?</text:p>
          </table:table-cell>
          <table:table-cell office:value-type="string" calcext:value-type="string">
            <text:p>`</text:p>
          </table:table-cell>
          <table:table-cell table:formula="of:=CONCATENATE([.A20];[.B20];[.C20])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2.a) Cuando recomienda la limpieza interdental, ¿recomendaría un tipo de dispositivo interdental?</text:p>
          </table:table-cell>
          <table:table-cell office:value-type="string" calcext:value-type="string">
            <text:p>`</text:p>
          </table:table-cell>
          <table:table-cell table:formula="of:=CONCATENATE([.A21];[.B21];[.C21])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2.b) Cuando recomienda la limpieza interdental, ¿cada cuanto recomienda utilizarlo?</text:p>
          </table:table-cell>
          <table:table-cell office:value-type="string" calcext:value-type="string">
            <text:p>`</text:p>
          </table:table-cell>
          <table:table-cell table:formula="of:=CONCATENATE([.A22];[.B22];[.C22])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12.c) Cuando recomienda la limpieza interdental, ¿demostraría una técnica ?</text:p>
          </table:table-cell>
          <table:table-cell office:value-type="string" calcext:value-type="string">
            <text:p>`</text:p>
          </table:table-cell>
          <table:table-cell table:formula="of:=CONCATENATE([.A23];[.B23];[.C23])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3. La higiene oral juega un rol causal en muchas enfermedades orales.</text:p>
          </table:table-cell>
          <table:table-cell office:value-type="string" calcext:value-type="string">
            <text:p>`</text:p>
          </table:table-cell>
          <table:table-cell table:formula="of:=CONCATENATE([.A24];[.B24];[.C24])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4. La persona promedio de mi país tiene buena salud oral.</text:p>
          </table:table-cell>
          <table:table-cell office:value-type="string" calcext:value-type="string">
            <text:p>`</text:p>
          </table:table-cell>
          <table:table-cell table:formula="of:=CONCATENATE([.A25];[.B25];[.C25])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5. Modificaciones a la higiene oral pueden prevenir muchas enfermedades oral.</text:p>
          </table:table-cell>
          <table:table-cell office:value-type="string" calcext:value-type="string">
            <text:p>`</text:p>
          </table:table-cell>
          <table:table-cell table:formula="of:=CONCATENATE([.A26];[.B26];[.C26])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6. La profilaxis profesional no tiene efecto sobre la salud oral de los individuos.</text:p>
          </table:table-cell>
          <table:table-cell office:value-type="string" calcext:value-type="string">
            <text:p>`</text:p>
          </table:table-cell>
          <table:table-cell table:formula="of:=CONCATENATE([.A27];[.B27];[.C27])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7. Los dentistas no dan suficientes recomendaciones sobre higiene oral a sus pacientes.</text:p>
          </table:table-cell>
          <table:table-cell office:value-type="string" calcext:value-type="string">
            <text:p>`</text:p>
          </table:table-cell>
          <table:table-cell table:formula="of:=CONCATENATE([.A28];[.B28];[.C28])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8. El personal dental (dentistas y auxiliares) desempeñan el mismo rol en brindar consejos de higiene oral a los pacientes.</text:p>
          </table:table-cell>
          <table:table-cell office:value-type="string" calcext:value-type="string">
            <text:p>`</text:p>
          </table:table-cell>
          <table:table-cell table:formula="of:=CONCATENATE([.A29];[.B29];[.C29])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19. Consejos de salud bucal contradictorios pueden tener un efecto negativo en el comportamiento, la motivación y las actitudes de un individuo.</text:p>
          </table:table-cell>
          <table:table-cell office:value-type="string" calcext:value-type="string">
            <text:p>`</text:p>
          </table:table-cell>
          <table:table-cell table:formula="of:=CONCATENATE([.A30];[.B30];[.C30])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20. La eliminación de las contradicciones en los mensajes de salud oral puede tener efectos positivos sobre la salud oral de los chilenos.</text:p>
          </table:table-cell>
          <table:table-cell office:value-type="string" calcext:value-type="string">
            <text:p>`</text:p>
          </table:table-cell>
          <table:table-cell table:formula="of:=CONCATENATE([.A31];[.B31];[.C31])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21. Existen contradicciones entre los mensajes de salud oral entregados por  dentistas y personal auxiliar odontológico.</text:p>
          </table:table-cell>
          <table:table-cell office:value-type="string" calcext:value-type="string">
            <text:p>`</text:p>
          </table:table-cell>
          <table:table-cell table:formula="of:=CONCATENATE([.A32];[.B32];[.C32])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<text:s/>22. Mejores consejos preventivos de profesionales de la odontología puede tener efectos positivos significativos sobre la salud de las personas.</text:p>
          </table:table-cell>
          <table:table-cell office:value-type="string" calcext:value-type="string">
            <text:p>`</text:p>
          </table:table-cell>
          <table:table-cell table:formula="of:=CONCATENATE([.A33];[.B33];[.C33])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3. En promedio, ¿cuantas clases, prácticos, conferencias, seminarios o tutorías ha tenido en consejos de higiene oral para los pacientes?</text:p>
          </table:table-cell>
          <table:table-cell office:value-type="string" calcext:value-type="string">
            <text:p>`</text:p>
          </table:table-cell>
          <table:table-cell table:formula="of:=CONCATENATE([.A34];[.B34];[.C34])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4. ¿Siente que ha tenido suficiente formación en este aspecto de la atención al paciente y la prevención de enfermedades?</text:p>
          </table:table-cell>
          <table:table-cell office:value-type="string" calcext:value-type="string">
            <text:p>`</text:p>
          </table:table-cell>
          <table:table-cell table:formula="of:=CONCATENATE([.A35];[.B35];[.C35])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5. En su opinión ¿qué formación adicional siente que es necesaria?</text:p>
          </table:table-cell>
          <table:table-cell office:value-type="string" calcext:value-type="string">
            <text:p>`</text:p>
          </table:table-cell>
          <table:table-cell table:formula="of:=CONCATENATE([.A36];[.B36];[.C36])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6. ¿Se siente seguro/a en la actualidad entregando recomendaciones de higiene oral a pacientes adultos?</text:p>
          </table:table-cell>
          <table:table-cell office:value-type="string" calcext:value-type="string">
            <text:p>`</text:p>
          </table:table-cell>
          <table:table-cell table:formula="of:=CONCATENATE([.A37];[.B37];[.C37])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27. ¿ Se siente seguro/a en la actualidad de ser capaz de modificar la higiene oral aconsejando a una persona?</text:p>
          </table:table-cell>
          <table:table-cell office:value-type="string" calcext:value-type="string">
            <text:p>`</text:p>
          </table:table-cell>
          <table:table-cell table:formula="of:=CONCATENATE([.A38];[.B38];[.C38])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Dentis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# Tablas dentis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)</text:p>
          </table:table-cell>
          <table:table-cell table:formula="of:=CONCATENATE([.A43];[.B43];[.C43])" office:value-type="string" office:string-value="kable(table(Dentista$Pais, Dentista$`1. Entregaría recomendaciones de higiene oral a pacientes adultos`))" calcext:value-type="string">
            <text:p>kable(table(Dentista$Pais, Dentista$`1. Entregaría recomendaciones de higiene oral a pacientes adultos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)</text:p>
          </table:table-cell>
          <table:table-cell table:formula="of:=CONCATENATE([.A44];[.B44];[.C44])" office:value-type="string" office:string-value="kable(table(Dentista$Pais, Dentista$`2. Entregaría recomendaciones de higiene oral a pacientes adultos`))" calcext:value-type="string">
            <text:p>kable(table(Dentista$Pais, Dentista$`2. Entregaría recomendaciones de higiene oral a pacientes adultos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4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)</text:p>
          </table:table-cell>
          <table:table-cell table:formula="of:=CONCATENATE([.A45];[.B45];[.C45])" office:value-type="string" office:string-value="kable(table(Dentista$Pais, Dentista$`3. ¿Le entregaría recomendación de higiene oral a CADA paciente adulto?`))" calcext:value-type="string">
            <text:p>kable(table(Dentista$Pais, Dentista$`3. ¿Le entregaría recomendación de higiene oral a CADA paciente adult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5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)</text:p>
          </table:table-cell>
          <table:table-cell table:formula="of:=CONCATENATE([.A46];[.B46];[.C46])" office:value-type="string" office:string-value="kable(table(Dentista$Pais, Dentista$`4. ¿Cuánto tiempo dedicaría dando recomendaciones de higiene oral?`))" calcext:value-type="string">
            <text:p>kable(table(Dentista$Pais, Dentista$`4. ¿Cuánto tiempo dedicaría dando recomendaciones de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6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)</text:p>
          </table:table-cell>
          <table:table-cell table:formula="of:=CONCATENATE([.A47];[.B47];[.C47])" office:value-type="string" office:string-value="kable(table(Dentista$Pais, Dentista$`5. ¿Cómo entregaría sus consejos en higiene oral?`))" calcext:value-type="string">
            <text:p>kable(table(Dentista$Pais, Dentista$`5. ¿Cómo entregaría sus consejos en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7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)</text:p>
          </table:table-cell>
          <table:table-cell table:formula="of:=CONCATENATE([.A48];[.B48];[.C48])" office:value-type="string" office:string-value="kable(table(Dentista$Pais, Dentista$`6. ¿Recomendaría enjuague bucal fluoridado como parte de una rutina diaria de higiene oral?`))" calcext:value-type="string">
            <text:p>kable(table(Dentista$Pais, Dentista$`6. ¿Recomendaría enjuague bucal fluoridado como parte de una rutina diaria de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8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49];[.B49];[.C49])" office:value-type="string" office:string-value="kable(table(Dentista$Pais, Dentista$`7. ¿Recomendaría el cepillado dental a todos los pacientes adultos?`))" calcext:value-type="string">
            <text:p>kable(table(Dentista$Pais, Dentista$`7. ¿Recomendaría el cepillado 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9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)</text:p>
          </table:table-cell>
          <table:table-cell table:formula="of:=CONCATENATE([.A50];[.B50];[.C50])" office:value-type="string" office:string-value="kable(table(Dentista$Pais, Dentista$`8.a) Cuando recomienda el cepillado dental, ¿recomendaría usted un tipo de cepillo?`))" calcext:value-type="string">
            <text:p>kable(table(Dentista$Pais, Dentista$`8.a) Cuando recomienda el cepillado dental, ¿recomendaría usted un tipo de cepil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0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)</text:p>
          </table:table-cell>
          <table:table-cell table:formula="of:=CONCATENATE([.A51];[.B51];[.C51])" office:value-type="string" office:string-value="kable(table(Dentista$Pais, Dentista$`8.b) Cuando recomienda el cepillado dental, ¿recomendaría usted tamaño de la cabeza del cepillo?`))" calcext:value-type="string">
            <text:p>kable(table(Dentista$Pais, Dentista$`8.b) Cuando recomienda el cepillado dental, ¿recomendaría usted tamaño de la cabeza del cepil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1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)</text:p>
          </table:table-cell>
          <table:table-cell table:formula="of:=CONCATENATE([.A52];[.B52];[.C52])" office:value-type="string" office:string-value="kable(table(Dentista$Pais, Dentista$`8.c) Cuando recomienda el cepillado dental, ¿con qué frecuencia recomendaría usted cambiar el cepillo de dientes?`))" calcext:value-type="string">
            <text:p>kable(table(Dentista$Pais, Dentista$`8.c) Cuando recomienda el cepillado dental, ¿con qué frecuencia recomendaría usted cambiar el cepillo de dient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2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)</text:p>
          </table:table-cell>
          <table:table-cell table:formula="of:=CONCATENATE([.A53];[.B53];[.C53])" office:value-type="string" office:string-value="kable(table(Dentista$Pais, Dentista$`8.d) Cuando recomienda el cepillado dental, ¿con qué frecuencia recomendaría usted cepillar diariamente?`))" calcext:value-type="string">
            <text:p>kable(table(Dentista$Pais, Dentista$`8.d) Cuando recomienda el cepillado dental, ¿con qué frecuencia recomendaría usted cepillar diariamente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3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)</text:p>
          </table:table-cell>
          <table:table-cell table:formula="of:=CONCATENATE([.A54];[.B54];[.C54])" office:value-type="string" office:string-value="kable(table(Dentista$Pais, Dentista$`8.e) Cuando recomienda el cepillado dental, ¿cuánto tiempo recomendaría usted para cepillar?`))" calcext:value-type="string">
            <text:p>kable(table(Dentista$Pais, Dentista$`8.e) Cuando recomienda el cepillado dental, ¿cuánto tiempo recomendaría usted para cepillar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4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)</text:p>
          </table:table-cell>
          <table:table-cell table:formula="of:=CONCATENATE([.A55];[.B55];[.C55])" office:value-type="string" office:string-value="kable(table(Dentista$Pais, Dentista$`8.f) Cuando recomienda el cepillado dental, ¿recomendaría usted una técnica de cepillado?`))" calcext:value-type="string">
            <text:p>kable(table(Dentista$Pais, Dentista$`8.f) Cuando recomienda el cepillado dental, ¿recomendaría usted una técnica de cepillad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5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56];[.B56];[.C56])" office:value-type="string" office:string-value="kable(table(Dentista$Pais, Dentista$`9. ¿Recomendaría el uso de pasta dental a todos los pacientes adultos?`))" calcext:value-type="string">
            <text:p>kable(table(Dentista$Pais, Dentista$`9. ¿Recomendaría el uso de pasta 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6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)</text:p>
          </table:table-cell>
          <table:table-cell table:formula="of:=CONCATENATE([.A57];[.B57];[.C57])" office:value-type="string" office:string-value="kable(table(Dentista$Pais, Dentista$`10.a) Cuando recomienda pasta dental, ¿recomendaría usted un tipo de pasta dental?`))" calcext:value-type="string">
            <text:p>kable(table(Dentista$Pais, Dentista$`10.a) Cuando recomienda pasta dental, ¿recomendaría usted un tipo de pasta dent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7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)</text:p>
          </table:table-cell>
          <table:table-cell table:formula="of:=CONCATENATE([.A58];[.B58];[.C58])" office:value-type="string" office:string-value="kable(table(Dentista$Pais, Dentista$`10.b) Cuando recomienda pasta dental, ¿cual concentración de pasta dental recomendaría?`))" calcext:value-type="string">
            <text:p>kable(table(Dentista$Pais, Dentista$`10.b) Cuando recomienda pasta dental, ¿cual concentración de pasta dental recomendarí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8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)</text:p>
          </table:table-cell>
          <table:table-cell table:formula="of:=CONCATENATE([.A59];[.B59];[.C59])" office:value-type="string" office:string-value="kable(table(Dentista$Pais, Dentista$`10.c) Cuando recomienda pasta dental, ¿cuanta cantidad de pasta de dientes a utilizar cada vez?`))" calcext:value-type="string">
            <text:p>kable(table(Dentista$Pais, Dentista$`10.c) Cuando recomienda pasta dental, ¿cuanta cantidad de pasta de dientes a utilizar cada vez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19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)</text:p>
          </table:table-cell>
          <table:table-cell table:formula="of:=CONCATENATE([.A60];[.B60];[.C60])" office:value-type="string" office:string-value="kable(table(Dentista$Pais, Dentista$`10.d) Cuando recomienda pasta dental, ¿que tipo de enjuage recomendaría?`))" calcext:value-type="string">
            <text:p>kable(table(Dentista$Pais, Dentista$`10.d) Cuando recomienda pasta dental, ¿que tipo de enjuage recomendarí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0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61];[.B61];[.C61])" office:value-type="string" office:string-value="kable(table(Dentista$Pais, Dentista$`11. ¿Recomendaría limpieza interdental a todos los pacientes adultos?`))" calcext:value-type="string">
            <text:p>kable(table(Dentista$Pais, Dentista$`11. ¿Recomendaría limpieza inter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1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)</text:p>
          </table:table-cell>
          <table:table-cell table:formula="of:=CONCATENATE([.A62];[.B62];[.C62])" office:value-type="string" office:string-value="kable(table(Dentista$Pais, Dentista$`12.a) Cuando recomienda la limpieza interdental, ¿recomendaría un tipo de dispositivo interdental?`))" calcext:value-type="string">
            <text:p>kable(table(Dentista$Pais, Dentista$`12.a) Cuando recomienda la limpieza interdental, ¿recomendaría un tipo de dispositivo interdent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2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)</text:p>
          </table:table-cell>
          <table:table-cell table:formula="of:=CONCATENATE([.A63];[.B63];[.C63])" office:value-type="string" office:string-value="kable(table(Dentista$Pais, Dentista$`12.b) Cuando recomienda la limpieza interdental, ¿cada cuanto recomienda utilizarlo?`))" calcext:value-type="string">
            <text:p>kable(table(Dentista$Pais, Dentista$`12.b) Cuando recomienda la limpieza interdental, ¿cada cuanto recomienda utilizar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3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)</text:p>
          </table:table-cell>
          <table:table-cell table:formula="of:=CONCATENATE([.A64];[.B64];[.C64])" office:value-type="string" office:string-value="kable(table(Dentista$Pais, Dentista$`12.c) Cuando recomienda la limpieza interdental, ¿demostraría una técnica ?`))" calcext:value-type="string">
            <text:p>kable(table(Dentista$Pais, Dentista$`12.c) Cuando recomienda la limpieza interdental, ¿demostraría una técnica 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4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)</text:p>
          </table:table-cell>
          <table:table-cell table:formula="of:=CONCATENATE([.A65];[.B65];[.C65])" office:value-type="string" office:string-value="kable(table(Dentista$Pais, Dentista$` 13. La higiene oral juega un rol causal en muchas enfermedades orales.`))" calcext:value-type="string">
            <text:p>kable(table(Dentista$Pais, Dentista$` 13. La higiene oral juega un rol causal en muchas enfermedades oral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5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)</text:p>
          </table:table-cell>
          <table:table-cell table:formula="of:=CONCATENATE([.A66];[.B66];[.C66])" office:value-type="string" office:string-value="kable(table(Dentista$Pais, Dentista$` 14. La persona promedio de mi país tiene buena salud oral.`))" calcext:value-type="string">
            <text:p>kable(table(Dentista$Pais, Dentista$` 14. La persona promedio de mi país tiene buena salud oral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6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)</text:p>
          </table:table-cell>
          <table:table-cell table:formula="of:=CONCATENATE([.A67];[.B67];[.C67])" office:value-type="string" office:string-value="kable(table(Dentista$Pais, Dentista$` 15. Modificaciones a la higiene oral pueden prevenir muchas enfermedades oral.`))" calcext:value-type="string">
            <text:p>kable(table(Dentista$Pais, Dentista$` 15. Modificaciones a la higiene oral pueden prevenir muchas enfermedades oral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7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)</text:p>
          </table:table-cell>
          <table:table-cell table:formula="of:=CONCATENATE([.A68];[.B68];[.C68])" office:value-type="string" office:string-value="kable(table(Dentista$Pais, Dentista$` 16. La profilaxis profesional no tiene efecto sobre la salud oral de los individuos.`))" calcext:value-type="string">
            <text:p>kable(table(Dentista$Pais, Dentista$` 16. La profilaxis profesional no tiene efecto sobre la salud oral de los individuo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8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)</text:p>
          </table:table-cell>
          <table:table-cell table:formula="of:=CONCATENATE([.A69];[.B69];[.C69])" office:value-type="string" office:string-value="kable(table(Dentista$Pais, Dentista$` 17. Los dentistas no dan suficientes recomendaciones sobre higiene oral a sus pacientes.`))" calcext:value-type="string">
            <text:p>kable(table(Dentista$Pais, Dentista$` 17. Los dentistas no dan suficientes recomendaciones sobre higiene oral a sus pacient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29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)</text:p>
          </table:table-cell>
          <table:table-cell table:formula="of:=CONCATENATE([.A70];[.B70];[.C70])" office:value-type="string" office:string-value="kable(table(Dentista$Pais, Dentista$` 18. El personal dental (dentistas y auxiliares) desempeñan el mismo rol en brindar consejos de higiene oral a los pacientes.`))" calcext:value-type="string">
            <text:p>kable(table(Dentista$Pais, Dentista$` 18. El personal dental (dentistas y auxiliares) desempeñan el mismo rol en brindar consejos de higiene oral a los pacient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0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)</text:p>
          </table:table-cell>
          <table:table-cell table:formula="of:=CONCATENATE([.A71];[.B71];[.C71])" office:value-type="string" office:string-value="kable(table(Dentista$Pais, Dentista$` 19. Consejos de salud bucal contradictorios pueden tener un efecto negativo en el comportamiento, la motivación y las actitudes de un individuo.`))" calcext:value-type="string">
            <text:p>kable(table(Dentista$Pais, Dentista$` 19. Consejos de salud bucal contradictorios pueden tener un efecto negativo en el comportamiento, la motivación y las actitudes de un individuo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1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)</text:p>
          </table:table-cell>
          <table:table-cell table:formula="of:=CONCATENATE([.A72];[.B72];[.C72])" office:value-type="string" office:string-value="kable(table(Dentista$Pais, Dentista$` 20. La eliminación de las contradicciones en los mensajes de salud oral puede tener efectos positivos sobre la salud oral de los chilenos.`))" calcext:value-type="string">
            <text:p>kable(table(Dentista$Pais, Dentista$` 20. La eliminación de las contradicciones en los mensajes de salud oral puede tener efectos positivos sobre la salud oral de los chileno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2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)</text:p>
          </table:table-cell>
          <table:table-cell table:formula="of:=CONCATENATE([.A73];[.B73];[.C73])" office:value-type="string" office:string-value="kable(table(Dentista$Pais, Dentista$` 21. Existen contradicciones entre los mensajes de salud oral entregados por  dentistas y personal auxiliar odontológico.`))" calcext:value-type="string">
            <text:p>kable(table(Dentista$Pais, Dentista$` 21. Existen contradicciones entre los mensajes de salud oral entregados por  dentistas y personal auxiliar odontológico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3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)</text:p>
          </table:table-cell>
          <table:table-cell table:formula="of:=CONCATENATE([.A74];[.B74];[.C74])" office:value-type="string" office:string-value="kable(table(Dentista$Pais, Dentista$` 22. Mejores consejos preventivos de profesionales de la odontología puede tener efectos positivos significativos sobre la salud de las personas.`))" calcext:value-type="string">
            <text:p>kable(table(Dentista$Pais, Dentista$` 22. Mejores consejos preventivos de profesionales de la odontología puede tener efectos positivos significativos sobre la salud de las persona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4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)</text:p>
          </table:table-cell>
          <table:table-cell table:formula="of:=CONCATENATE([.A75];[.B75];[.C75])" office:value-type="string" office:string-value="kable(table(Dentista$Pais, Dentista$`23. En promedio, ¿cuantas clases, prácticos, conferencias, seminarios o tutorías ha tenido en consejos de higiene oral para los pacientes?`))" calcext:value-type="string">
            <text:p>kable(table(Dentista$Pais, Dentista$`23. En promedio, ¿cuantas clases, prácticos, conferencias, seminarios o tutorías ha tenido en consejos de higiene oral para los pacient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5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)</text:p>
          </table:table-cell>
          <table:table-cell table:formula="of:=CONCATENATE([.A76];[.B76];[.C76])" office:value-type="string" office:string-value="kable(table(Dentista$Pais, Dentista$`24. ¿Siente que ha tenido suficiente formación en este aspecto de la atención al paciente y la prevención de enfermedades?`))" calcext:value-type="string">
            <text:p>kable(table(Dentista$Pais, Dentista$`24. ¿Siente que ha tenido suficiente formación en este aspecto de la atención al paciente y la prevención de enfermedad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6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)</text:p>
          </table:table-cell>
          <table:table-cell table:formula="of:=CONCATENATE([.A77];[.B77];[.C77])" office:value-type="string" office:string-value="kable(table(Dentista$Pais, Dentista$`25. En su opinión ¿qué formación adicional siente que es necesaria?`))" calcext:value-type="string">
            <text:p>kable(table(Dentista$Pais, Dentista$`25. En su opinión ¿qué formación adicional siente que es necesari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7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)</text:p>
          </table:table-cell>
          <table:table-cell table:formula="of:=CONCATENATE([.A78];[.B78];[.C78])" office:value-type="string" office:string-value="kable(table(Dentista$Pais, Dentista$`26. ¿Se siente seguro/a en la actualidad entregando recomendaciones de higiene oral a pacientes adultos?`))" calcext:value-type="string">
            <text:p>kable(table(Dentista$Pais, Dentista$`26. ¿Se siente seguro/a en la actualidad entregando recomendaciones de higiene oral a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Dentista$Pais, Dentista$</text:p>
          </table:table-cell>
          <table:table-cell table:formula="of:=+[.D38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)</text:p>
          </table:table-cell>
          <table:table-cell table:formula="of:=CONCATENATE([.A79];[.B79];[.C79])" office:value-type="string" office:string-value="kable(table(Dentista$Pais, Dentista$`27. ¿ Se siente seguro/a en la actualidad de ser capaz de modificar la higiene oral aconsejando a una persona?`))" calcext:value-type="string">
            <text:p>kable(table(Dentista$Pais, Dentista$`27. ¿ Se siente seguro/a en la actualidad de ser capaz de modificar la higiene oral aconsejando a una persona?`)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# Prop table dent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3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3];[.B83];[.C83];[.D83])" office:value-type="string" office:string-value="kable(prop.table(table(Dentista$Pais, Dentista$`1. Entregaría recomendaciones de higiene oral a pacientes adultos`), 1)*100)" calcext:value-type="string">
            <text:p>kable(prop.table(table(Dentista$Pais, Dentista$`1. Entregaría recomendaciones de higiene oral a pacientes adultos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4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4];[.B84];[.C84];[.D84])" office:value-type="string" office:string-value="kable(prop.table(table(Dentista$Pais, Dentista$`2. Entregaría recomendaciones de higiene oral a pacientes adultos`), 1)*100)" calcext:value-type="string">
            <text:p>kable(prop.table(table(Dentista$Pais, Dentista$`2. Entregaría recomendaciones de higiene oral a pacientes adultos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5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5];[.B85];[.C85];[.D85])" office:value-type="string" office:string-value="kable(prop.table(table(Dentista$Pais, Dentista$`3. ¿Le entregaría recomendación de higiene oral a CADA paciente adulto?`), 1)*100)" calcext:value-type="string">
            <text:p>kable(prop.table(table(Dentista$Pais, Dentista$`3. ¿Le entregaría recomendación de higiene oral a CADA paciente adult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6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6];[.B86];[.C86];[.D86])" office:value-type="string" office:string-value="kable(prop.table(table(Dentista$Pais, Dentista$`4. ¿Cuánto tiempo dedicaría dando recomendaciones de higiene oral?`), 1)*100)" calcext:value-type="string">
            <text:p>kable(prop.table(table(Dentista$Pais, Dentista$`4. ¿Cuánto tiempo dedicaría dando recomendaciones de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7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7];[.B87];[.C87];[.D87])" office:value-type="string" office:string-value="kable(prop.table(table(Dentista$Pais, Dentista$`5. ¿Cómo entregaría sus consejos en higiene oral?`), 1)*100)" calcext:value-type="string">
            <text:p>kable(prop.table(table(Dentista$Pais, Dentista$`5. ¿Cómo entregaría sus consejos en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8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8];[.B88];[.C88];[.D88])" office:value-type="string" office:string-value="kable(prop.table(table(Dentista$Pais, Dentista$`6. ¿Recomendaría enjuague bucal fluoridado como parte de una rutina diaria de higiene oral?`), 1)*100)" calcext:value-type="string">
            <text:p>kable(prop.table(table(Dentista$Pais, Dentista$`6. ¿Recomendaría enjuague bucal fluoridado como parte de una rutina diaria de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49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89];[.B89];[.C89];[.D89])" office:value-type="string" office:string-value="kable(prop.table(table(Dentista$Pais, Dentista$`7. ¿Recomendaría el cepillado dental a todos los pacientes adultos?`), 1)*100)" calcext:value-type="string">
            <text:p>kable(prop.table(table(Dentista$Pais, Dentista$`7. ¿Recomendaría el cepillado 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0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0];[.B90];[.C90];[.D90])" office:value-type="string" office:string-value="kable(prop.table(table(Dentista$Pais, Dentista$`8.a) Cuando recomienda el cepillado dental, ¿recomendaría usted un tipo de cepillo?`), 1)*100)" calcext:value-type="string">
            <text:p>kable(prop.table(table(Dentista$Pais, Dentista$`8.a) Cuando recomienda el cepillado dental, ¿recomendaría usted un tipo de cepil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1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1];[.B91];[.C91];[.D91])" office:value-type="string" office:string-value="kable(prop.table(table(Dentista$Pais, Dentista$`8.b) Cuando recomienda el cepillado dental, ¿recomendaría usted tamaño de la cabeza del cepillo?`), 1)*100)" calcext:value-type="string">
            <text:p>kable(prop.table(table(Dentista$Pais, Dentista$`8.b) Cuando recomienda el cepillado dental, ¿recomendaría usted tamaño de la cabeza del cepil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2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2];[.B92];[.C92];[.D92])" office:value-type="string" office:string-value="kable(prop.table(table(Dentista$Pais, Dentista$`8.c) Cuando recomienda el cepillado dental, ¿con qué frecuencia recomendaría usted cambiar el cepillo de dientes?`), 1)*100)" calcext:value-type="string">
            <text:p>kable(prop.table(table(Dentista$Pais, Dentista$`8.c) Cuando recomienda el cepillado dental, ¿con qué frecuencia recomendaría usted cambiar el cepillo de dient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3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3];[.B93];[.C93];[.D93])" office:value-type="string" office:string-value="kable(prop.table(table(Dentista$Pais, Dentista$`8.d) Cuando recomienda el cepillado dental, ¿con qué frecuencia recomendaría usted cepillar diariamente?`), 1)*100)" calcext:value-type="string">
            <text:p>kable(prop.table(table(Dentista$Pais, Dentista$`8.d) Cuando recomienda el cepillado dental, ¿con qué frecuencia recomendaría usted cepillar diariamente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4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4];[.B94];[.C94];[.D94])" office:value-type="string" office:string-value="kable(prop.table(table(Dentista$Pais, Dentista$`8.e) Cuando recomienda el cepillado dental, ¿cuánto tiempo recomendaría usted para cepillar?`), 1)*100)" calcext:value-type="string">
            <text:p>kable(prop.table(table(Dentista$Pais, Dentista$`8.e) Cuando recomienda el cepillado dental, ¿cuánto tiempo recomendaría usted para cepillar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5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5];[.B95];[.C95];[.D95])" office:value-type="string" office:string-value="kable(prop.table(table(Dentista$Pais, Dentista$`8.f) Cuando recomienda el cepillado dental, ¿recomendaría usted una técnica de cepillado?`), 1)*100)" calcext:value-type="string">
            <text:p>kable(prop.table(table(Dentista$Pais, Dentista$`8.f) Cuando recomienda el cepillado dental, ¿recomendaría usted una técnica de cepillad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6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6];[.B96];[.C96];[.D96])" office:value-type="string" office:string-value="kable(prop.table(table(Dentista$Pais, Dentista$`9. ¿Recomendaría el uso de pasta dental a todos los pacientes adultos?`), 1)*100)" calcext:value-type="string">
            <text:p>kable(prop.table(table(Dentista$Pais, Dentista$`9. ¿Recomendaría el uso de pasta 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7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7];[.B97];[.C97];[.D97])" office:value-type="string" office:string-value="kable(prop.table(table(Dentista$Pais, Dentista$`10.a) Cuando recomienda pasta dental, ¿recomendaría usted un tipo de pasta dental?`), 1)*100)" calcext:value-type="string">
            <text:p>kable(prop.table(table(Dentista$Pais, Dentista$`10.a) Cuando recomienda pasta dental, ¿recomendaría usted un tipo de pasta dent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8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8];[.B98];[.C98];[.D98])" office:value-type="string" office:string-value="kable(prop.table(table(Dentista$Pais, Dentista$`10.b) Cuando recomienda pasta dental, ¿cual concentración de pasta dental recomendaría?`), 1)*100)" calcext:value-type="string">
            <text:p>kable(prop.table(table(Dentista$Pais, Dentista$`10.b) Cuando recomienda pasta dental, ¿cual concentración de pasta dental recomendarí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59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99];[.B99];[.C99];[.D99])" office:value-type="string" office:string-value="kable(prop.table(table(Dentista$Pais, Dentista$`10.c) Cuando recomienda pasta dental, ¿cuanta cantidad de pasta de dientes a utilizar cada vez?`), 1)*100)" calcext:value-type="string">
            <text:p>kable(prop.table(table(Dentista$Pais, Dentista$`10.c) Cuando recomienda pasta dental, ¿cuanta cantidad de pasta de dientes a utilizar cada vez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0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0];[.B100];[.C100];[.D100])" office:value-type="string" office:string-value="kable(prop.table(table(Dentista$Pais, Dentista$`10.d) Cuando recomienda pasta dental, ¿que tipo de enjuage recomendaría?`), 1)*100)" calcext:value-type="string">
            <text:p>kable(prop.table(table(Dentista$Pais, Dentista$`10.d) Cuando recomienda pasta dental, ¿que tipo de enjuage recomendarí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1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1];[.B101];[.C101];[.D101])" office:value-type="string" office:string-value="kable(prop.table(table(Dentista$Pais, Dentista$`11. ¿Recomendaría limpieza interdental a todos los pacientes adultos?`), 1)*100)" calcext:value-type="string">
            <text:p>kable(prop.table(table(Dentista$Pais, Dentista$`11. ¿Recomendaría limpieza inter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2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2];[.B102];[.C102];[.D102])" office:value-type="string" office:string-value="kable(prop.table(table(Dentista$Pais, Dentista$`12.a) Cuando recomienda la limpieza interdental, ¿recomendaría un tipo de dispositivo interdental?`), 1)*100)" calcext:value-type="string">
            <text:p>kable(prop.table(table(Dentista$Pais, Dentista$`12.a) Cuando recomienda la limpieza interdental, ¿recomendaría un tipo de dispositivo interdent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3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3];[.B103];[.C103];[.D103])" office:value-type="string" office:string-value="kable(prop.table(table(Dentista$Pais, Dentista$`12.b) Cuando recomienda la limpieza interdental, ¿cada cuanto recomienda utilizarlo?`), 1)*100)" calcext:value-type="string">
            <text:p>kable(prop.table(table(Dentista$Pais, Dentista$`12.b) Cuando recomienda la limpieza interdental, ¿cada cuanto recomienda utilizar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4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4];[.B104];[.C104];[.D104])" office:value-type="string" office:string-value="kable(prop.table(table(Dentista$Pais, Dentista$`12.c) Cuando recomienda la limpieza interdental, ¿demostraría una técnica ?`), 1)*100)" calcext:value-type="string">
            <text:p>kable(prop.table(table(Dentista$Pais, Dentista$`12.c) Cuando recomienda la limpieza interdental, ¿demostraría una técnica 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5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5];[.B105];[.C105];[.D105])" office:value-type="string" office:string-value="kable(prop.table(table(Dentista$Pais, Dentista$` 13. La higiene oral juega un rol causal en muchas enfermedades orales.`), 1)*100)" calcext:value-type="string">
            <text:p>kable(prop.table(table(Dentista$Pais, Dentista$` 13. La higiene oral juega un rol causal en muchas enfermedades oral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6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6];[.B106];[.C106];[.D106])" office:value-type="string" office:string-value="kable(prop.table(table(Dentista$Pais, Dentista$` 14. La persona promedio de mi país tiene buena salud oral.`), 1)*100)" calcext:value-type="string">
            <text:p>kable(prop.table(table(Dentista$Pais, Dentista$` 14. La persona promedio de mi país tiene buena salud oral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7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7];[.B107];[.C107];[.D107])" office:value-type="string" office:string-value="kable(prop.table(table(Dentista$Pais, Dentista$` 15. Modificaciones a la higiene oral pueden prevenir muchas enfermedades oral.`), 1)*100)" calcext:value-type="string">
            <text:p>kable(prop.table(table(Dentista$Pais, Dentista$` 15. Modificaciones a la higiene oral pueden prevenir muchas enfermedades oral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8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8];[.B108];[.C108];[.D108])" office:value-type="string" office:string-value="kable(prop.table(table(Dentista$Pais, Dentista$` 16. La profilaxis profesional no tiene efecto sobre la salud oral de los individuos.`), 1)*100)" calcext:value-type="string">
            <text:p>kable(prop.table(table(Dentista$Pais, Dentista$` 16. La profilaxis profesional no tiene efecto sobre la salud oral de los individuo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69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09];[.B109];[.C109];[.D109])" office:value-type="string" office:string-value="kable(prop.table(table(Dentista$Pais, Dentista$` 17. Los dentistas no dan suficientes recomendaciones sobre higiene oral a sus pacientes.`), 1)*100)" calcext:value-type="string">
            <text:p>kable(prop.table(table(Dentista$Pais, Dentista$` 17. Los dentistas no dan suficientes recomendaciones sobre higiene oral a sus pacient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0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0];[.B110];[.C110];[.D110])" office:value-type="string" office:string-value="kable(prop.table(table(Dentista$Pais, Dentista$` 18. El personal dental (dentistas y auxiliares) desempeñan el mismo rol en brindar consejos de higiene oral a los pacientes.`), 1)*100)" calcext:value-type="string">
            <text:p>kable(prop.table(table(Dentista$Pais, Dentista$` 18. El personal dental (dentistas y auxiliares) desempeñan el mismo rol en brindar consejos de higiene oral a los pacient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1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1];[.B111];[.C111];[.D111])" office:value-type="string" office:string-value="kable(prop.table(table(Dentista$Pais, Dentista$` 19. Consejos de salud bucal contradictorios pueden tener un efecto negativo en el comportamiento, la motivación y las actitudes de un individuo.`), 1)*100)" calcext:value-type="string">
            <text:p>kable(prop.table(table(Dentista$Pais, Dentista$` 19. Consejos de salud bucal contradictorios pueden tener un efecto negativo en el comportamiento, la motivación y las actitudes de un individuo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2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2];[.B112];[.C112];[.D112])" office:value-type="string" office:string-value="kable(prop.table(table(Dentista$Pais, Dentista$` 20. La eliminación de las contradicciones en los mensajes de salud oral puede tener efectos positivos sobre la salud oral de los chilenos.`), 1)*100)" calcext:value-type="string">
            <text:p>kable(prop.table(table(Dentista$Pais, Dentista$` 20. La eliminación de las contradicciones en los mensajes de salud oral puede tener efectos positivos sobre la salud oral de los chileno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3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3];[.B113];[.C113];[.D113])" office:value-type="string" office:string-value="kable(prop.table(table(Dentista$Pais, Dentista$` 21. Existen contradicciones entre los mensajes de salud oral entregados por  dentistas y personal auxiliar odontológico.`), 1)*100)" calcext:value-type="string">
            <text:p>kable(prop.table(table(Dentista$Pais, Dentista$` 21. Existen contradicciones entre los mensajes de salud oral entregados por  dentistas y personal auxiliar odontológico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4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4];[.B114];[.C114];[.D114])" office:value-type="string" office:string-value="kable(prop.table(table(Dentista$Pais, Dentista$` 22. Mejores consejos preventivos de profesionales de la odontología puede tener efectos positivos significativos sobre la salud de las personas.`), 1)*100)" calcext:value-type="string">
            <text:p>kable(prop.table(table(Dentista$Pais, Dentista$` 22. Mejores consejos preventivos de profesionales de la odontología puede tener efectos positivos significativos sobre la salud de las persona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5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5];[.B115];[.C115];[.D115])" office:value-type="string" office:string-value="kable(prop.table(table(Dentista$Pais, Dentista$`23. En promedio, ¿cuantas clases, prácticos, conferencias, seminarios o tutorías ha tenido en consejos de higiene oral para los pacientes?`), 1)*100)" calcext:value-type="string">
            <text:p>kable(prop.table(table(Dentista$Pais, Dentista$`23. En promedio, ¿cuantas clases, prácticos, conferencias, seminarios o tutorías ha tenido en consejos de higiene oral para los pacient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6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6];[.B116];[.C116];[.D116])" office:value-type="string" office:string-value="kable(prop.table(table(Dentista$Pais, Dentista$`24. ¿Siente que ha tenido suficiente formación en este aspecto de la atención al paciente y la prevención de enfermedades?`), 1)*100)" calcext:value-type="string">
            <text:p>kable(prop.table(table(Dentista$Pais, Dentista$`24. ¿Siente que ha tenido suficiente formación en este aspecto de la atención al paciente y la prevención de enfermedad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7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7];[.B117];[.C117];[.D117])" office:value-type="string" office:string-value="kable(prop.table(table(Dentista$Pais, Dentista$`25. En su opinión ¿qué formación adicional siente que es necesaria?`), 1)*100)" calcext:value-type="string">
            <text:p>kable(prop.table(table(Dentista$Pais, Dentista$`25. En su opinión ¿qué formación adicional siente que es necesari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8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8];[.B118];[.C118];[.D118])" office:value-type="string" office:string-value="kable(prop.table(table(Dentista$Pais, Dentista$`26. ¿Se siente seguro/a en la actualidad entregando recomendaciones de higiene oral a pacientes adultos?`), 1)*100)" calcext:value-type="string">
            <text:p>kable(prop.table(table(Dentista$Pais, Dentista$`26. ¿Se siente seguro/a en la actualidad entregando recomendaciones de higiene oral a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Dentista$Pais, Dentista$</text:p>
          </table:table-cell>
          <table:table-cell table:formula="of:=+[.B79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119];[.B119];[.C119];[.D119])" office:value-type="string" office:string-value="kable(prop.table(table(Dentista$Pais, Dentista$`27. ¿ Se siente seguro/a en la actualidad de ser capaz de modificar la higiene oral aconsejando a una persona?`), 1)*100)" calcext:value-type="string">
            <text:p>kable(prop.table(table(Dentista$Pais, Dentista$`27. ¿ Se siente seguro/a en la actualidad de ser capaz de modificar la higiene oral aconsejando a una persona?`), 1)*10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# Test dentis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3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2];[.B122];[.C122];[.D122])" office:value-type="string" office:string-value="chisq.test(table(Dentista$Pais, Dentista$`1. Entregaría recomendaciones de higiene oral a pacientes adultos`))" calcext:value-type="string">
            <text:p>chisq.test(table(Dentista$Pais, Dentista$`1. Entregaría recomendaciones de higiene oral a pacientes adultos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4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3];[.B123];[.C123];[.D123])" office:value-type="string" office:string-value="chisq.test(table(Dentista$Pais, Dentista$`2. Entregaría recomendaciones de higiene oral a pacientes adultos`))" calcext:value-type="string">
            <text:p>chisq.test(table(Dentista$Pais, Dentista$`2. Entregaría recomendaciones de higiene oral a pacientes adultos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5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4];[.B124];[.C124];[.D124])" office:value-type="string" office:string-value="chisq.test(table(Dentista$Pais, Dentista$`3. ¿Le entregaría recomendación de higiene oral a CADA paciente adulto?`))" calcext:value-type="string">
            <text:p>chisq.test(table(Dentista$Pais, Dentista$`3. ¿Le entregaría recomendación de higiene oral a CADA paciente adult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6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5];[.B125];[.C125];[.D125])" office:value-type="string" office:string-value="chisq.test(table(Dentista$Pais, Dentista$`4. ¿Cuánto tiempo dedicaría dando recomendaciones de higiene oral?`))" calcext:value-type="string">
            <text:p>chisq.test(table(Dentista$Pais, Dentista$`4. ¿Cuánto tiempo dedicaría dando recomendaciones de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7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6];[.B126];[.C126];[.D126])" office:value-type="string" office:string-value="chisq.test(table(Dentista$Pais, Dentista$`5. ¿Cómo entregaría sus consejos en higiene oral?`))" calcext:value-type="string">
            <text:p>chisq.test(table(Dentista$Pais, Dentista$`5. ¿Cómo entregaría sus consejos en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8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7];[.B127];[.C127];[.D127])" office:value-type="string" office:string-value="chisq.test(table(Dentista$Pais, Dentista$`6. ¿Recomendaría enjuague bucal fluoridado como parte de una rutina diaria de higiene oral?`))" calcext:value-type="string">
            <text:p>chisq.test(table(Dentista$Pais, Dentista$`6. ¿Recomendaría enjuague bucal fluoridado como parte de una rutina diaria de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89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8];[.B128];[.C128];[.D128])" office:value-type="string" office:string-value="chisq.test(table(Dentista$Pais, Dentista$`7. ¿Recomendaría el cepillado dental a todos los pacientes adultos?`))" calcext:value-type="string">
            <text:p>chisq.test(table(Dentista$Pais, Dentista$`7. ¿Recomendaría el cepillado 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0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29];[.B129];[.C129];[.D129])" office:value-type="string" office:string-value="chisq.test(table(Dentista$Pais, Dentista$`8.a) Cuando recomienda el cepillado dental, ¿recomendaría usted un tipo de cepillo?`))" calcext:value-type="string">
            <text:p>chisq.test(table(Dentista$Pais, Dentista$`8.a) Cuando recomienda el cepillado dental, ¿recomendaría usted un tipo de cepil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1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0];[.B130];[.C130];[.D130])" office:value-type="string" office:string-value="chisq.test(table(Dentista$Pais, Dentista$`8.b) Cuando recomienda el cepillado dental, ¿recomendaría usted tamaño de la cabeza del cepillo?`))" calcext:value-type="string">
            <text:p>chisq.test(table(Dentista$Pais, Dentista$`8.b) Cuando recomienda el cepillado dental, ¿recomendaría usted tamaño de la cabeza del cepil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2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1];[.B131];[.C131];[.D131])" office:value-type="string" office:string-value="chisq.test(table(Dentista$Pais, Dentista$`8.c) Cuando recomienda el cepillado dental, ¿con qué frecuencia recomendaría usted cambiar el cepillo de dientes?`))" calcext:value-type="string">
            <text:p>chisq.test(table(Dentista$Pais, Dentista$`8.c) Cuando recomienda el cepillado dental, ¿con qué frecuencia recomendaría usted cambiar el cepillo de dient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3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2];[.B132];[.C132];[.D132])" office:value-type="string" office:string-value="chisq.test(table(Dentista$Pais, Dentista$`8.d) Cuando recomienda el cepillado dental, ¿con qué frecuencia recomendaría usted cepillar diariamente?`))" calcext:value-type="string">
            <text:p>chisq.test(table(Dentista$Pais, Dentista$`8.d) Cuando recomienda el cepillado dental, ¿con qué frecuencia recomendaría usted cepillar diariamente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4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3];[.B133];[.C133];[.D133])" office:value-type="string" office:string-value="chisq.test(table(Dentista$Pais, Dentista$`8.e) Cuando recomienda el cepillado dental, ¿cuánto tiempo recomendaría usted para cepillar?`))" calcext:value-type="string">
            <text:p>chisq.test(table(Dentista$Pais, Dentista$`8.e) Cuando recomienda el cepillado dental, ¿cuánto tiempo recomendaría usted para cepillar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5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4];[.B134];[.C134];[.D134])" office:value-type="string" office:string-value="chisq.test(table(Dentista$Pais, Dentista$`8.f) Cuando recomienda el cepillado dental, ¿recomendaría usted una técnica de cepillado?`))" calcext:value-type="string">
            <text:p>chisq.test(table(Dentista$Pais, Dentista$`8.f) Cuando recomienda el cepillado dental, ¿recomendaría usted una técnica de cepillad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6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5];[.B135];[.C135];[.D135])" office:value-type="string" office:string-value="chisq.test(table(Dentista$Pais, Dentista$`9. ¿Recomendaría el uso de pasta dental a todos los pacientes adultos?`))" calcext:value-type="string">
            <text:p>chisq.test(table(Dentista$Pais, Dentista$`9. ¿Recomendaría el uso de pasta 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7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6];[.B136];[.C136];[.D136])" office:value-type="string" office:string-value="chisq.test(table(Dentista$Pais, Dentista$`10.a) Cuando recomienda pasta dental, ¿recomendaría usted un tipo de pasta dental?`))" calcext:value-type="string">
            <text:p>chisq.test(table(Dentista$Pais, Dentista$`10.a) Cuando recomienda pasta dental, ¿recomendaría usted un tipo de pasta dent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8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7];[.B137];[.C137];[.D137])" office:value-type="string" office:string-value="chisq.test(table(Dentista$Pais, Dentista$`10.b) Cuando recomienda pasta dental, ¿cual concentración de pasta dental recomendaría?`))" calcext:value-type="string">
            <text:p>chisq.test(table(Dentista$Pais, Dentista$`10.b) Cuando recomienda pasta dental, ¿cual concentración de pasta dental recomendarí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99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8];[.B138];[.C138];[.D138])" office:value-type="string" office:string-value="chisq.test(table(Dentista$Pais, Dentista$`10.c) Cuando recomienda pasta dental, ¿cuanta cantidad de pasta de dientes a utilizar cada vez?`))" calcext:value-type="string">
            <text:p>chisq.test(table(Dentista$Pais, Dentista$`10.c) Cuando recomienda pasta dental, ¿cuanta cantidad de pasta de dientes a utilizar cada vez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0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39];[.B139];[.C139];[.D139])" office:value-type="string" office:string-value="chisq.test(table(Dentista$Pais, Dentista$`10.d) Cuando recomienda pasta dental, ¿que tipo de enjuage recomendaría?`))" calcext:value-type="string">
            <text:p>chisq.test(table(Dentista$Pais, Dentista$`10.d) Cuando recomienda pasta dental, ¿que tipo de enjuage recomendarí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1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0];[.B140];[.C140];[.D140])" office:value-type="string" office:string-value="chisq.test(table(Dentista$Pais, Dentista$`11. ¿Recomendaría limpieza interdental a todos los pacientes adultos?`))" calcext:value-type="string">
            <text:p>chisq.test(table(Dentista$Pais, Dentista$`11. ¿Recomendaría limpieza inter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2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1];[.B141];[.C141];[.D141])" office:value-type="string" office:string-value="chisq.test(table(Dentista$Pais, Dentista$`12.a) Cuando recomienda la limpieza interdental, ¿recomendaría un tipo de dispositivo interdental?`))" calcext:value-type="string">
            <text:p>chisq.test(table(Dentista$Pais, Dentista$`12.a) Cuando recomienda la limpieza interdental, ¿recomendaría un tipo de dispositivo interdent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3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2];[.B142];[.C142];[.D142])" office:value-type="string" office:string-value="chisq.test(table(Dentista$Pais, Dentista$`12.b) Cuando recomienda la limpieza interdental, ¿cada cuanto recomienda utilizarlo?`))" calcext:value-type="string">
            <text:p>chisq.test(table(Dentista$Pais, Dentista$`12.b) Cuando recomienda la limpieza interdental, ¿cada cuanto recomienda utilizar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4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3];[.B143];[.C143];[.D143])" office:value-type="string" office:string-value="chisq.test(table(Dentista$Pais, Dentista$`12.c) Cuando recomienda la limpieza interdental, ¿demostraría una técnica ?`))" calcext:value-type="string">
            <text:p>chisq.test(table(Dentista$Pais, Dentista$`12.c) Cuando recomienda la limpieza interdental, ¿demostraría una técnica 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5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4];[.B144];[.C144];[.D144])" office:value-type="string" office:string-value="chisq.test(table(Dentista$Pais, Dentista$` 13. La higiene oral juega un rol causal en muchas enfermedades orales.`))" calcext:value-type="string">
            <text:p>chisq.test(table(Dentista$Pais, Dentista$` 13. La higiene oral juega un rol causal en muchas enfermedades oral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6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5];[.B145];[.C145];[.D145])" office:value-type="string" office:string-value="chisq.test(table(Dentista$Pais, Dentista$` 14. La persona promedio de mi país tiene buena salud oral.`))" calcext:value-type="string">
            <text:p>chisq.test(table(Dentista$Pais, Dentista$` 14. La persona promedio de mi país tiene buena salud oral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7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6];[.B146];[.C146];[.D146])" office:value-type="string" office:string-value="chisq.test(table(Dentista$Pais, Dentista$` 15. Modificaciones a la higiene oral pueden prevenir muchas enfermedades oral.`))" calcext:value-type="string">
            <text:p>chisq.test(table(Dentista$Pais, Dentista$` 15. Modificaciones a la higiene oral pueden prevenir muchas enfermedades oral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8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7];[.B147];[.C147];[.D147])" office:value-type="string" office:string-value="chisq.test(table(Dentista$Pais, Dentista$` 16. La profilaxis profesional no tiene efecto sobre la salud oral de los individuos.`))" calcext:value-type="string">
            <text:p>chisq.test(table(Dentista$Pais, Dentista$` 16. La profilaxis profesional no tiene efecto sobre la salud oral de los individuo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09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8];[.B148];[.C148];[.D148])" office:value-type="string" office:string-value="chisq.test(table(Dentista$Pais, Dentista$` 17. Los dentistas no dan suficientes recomendaciones sobre higiene oral a sus pacientes.`))" calcext:value-type="string">
            <text:p>chisq.test(table(Dentista$Pais, Dentista$` 17. Los dentistas no dan suficientes recomendaciones sobre higiene oral a sus pacient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0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49];[.B149];[.C149];[.D149])" office:value-type="string" office:string-value="chisq.test(table(Dentista$Pais, Dentista$` 18. El personal dental (dentistas y auxiliares) desempeñan el mismo rol en brindar consejos de higiene oral a los pacientes.`))" calcext:value-type="string">
            <text:p>chisq.test(table(Dentista$Pais, Dentista$` 18. El personal dental (dentistas y auxiliares) desempeñan el mismo rol en brindar consejos de higiene oral a los pacient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1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0];[.B150];[.C150];[.D150])" office:value-type="string" office:string-value="chisq.test(table(Dentista$Pais, Dentista$` 19. Consejos de salud bucal contradictorios pueden tener un efecto negativo en el comportamiento, la motivación y las actitudes de un individuo.`))" calcext:value-type="string">
            <text:p>chisq.test(table(Dentista$Pais, Dentista$` 19. Consejos de salud bucal contradictorios pueden tener un efecto negativo en el comportamiento, la motivación y las actitudes de un individuo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2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1];[.B151];[.C151];[.D151])" office:value-type="string" office:string-value="chisq.test(table(Dentista$Pais, Dentista$` 20. La eliminación de las contradicciones en los mensajes de salud oral puede tener efectos positivos sobre la salud oral de los chilenos.`))" calcext:value-type="string">
            <text:p>chisq.test(table(Dentista$Pais, Dentista$` 20. La eliminación de las contradicciones en los mensajes de salud oral puede tener efectos positivos sobre la salud oral de los chileno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3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2];[.B152];[.C152];[.D152])" office:value-type="string" office:string-value="chisq.test(table(Dentista$Pais, Dentista$` 21. Existen contradicciones entre los mensajes de salud oral entregados por  dentistas y personal auxiliar odontológico.`))" calcext:value-type="string">
            <text:p>chisq.test(table(Dentista$Pais, Dentista$` 21. Existen contradicciones entre los mensajes de salud oral entregados por  dentistas y personal auxiliar odontológico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4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3];[.B153];[.C153];[.D153])" office:value-type="string" office:string-value="chisq.test(table(Dentista$Pais, Dentista$` 22. Mejores consejos preventivos de profesionales de la odontología puede tener efectos positivos significativos sobre la salud de las personas.`))" calcext:value-type="string">
            <text:p>chisq.test(table(Dentista$Pais, Dentista$` 22. Mejores consejos preventivos de profesionales de la odontología puede tener efectos positivos significativos sobre la salud de las persona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5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4];[.B154];[.C154];[.D154])" office:value-type="string" office:string-value="chisq.test(table(Dentista$Pais, Dentista$`23. En promedio, ¿cuantas clases, prácticos, conferencias, seminarios o tutorías ha tenido en consejos de higiene oral para los pacientes?`))" calcext:value-type="string">
            <text:p>chisq.test(table(Dentista$Pais, Dentista$`23. En promedio, ¿cuantas clases, prácticos, conferencias, seminarios o tutorías ha tenido en consejos de higiene oral para los pacient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6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5];[.B155];[.C155];[.D155])" office:value-type="string" office:string-value="chisq.test(table(Dentista$Pais, Dentista$`24. ¿Siente que ha tenido suficiente formación en este aspecto de la atención al paciente y la prevención de enfermedades?`))" calcext:value-type="string">
            <text:p>chisq.test(table(Dentista$Pais, Dentista$`24. ¿Siente que ha tenido suficiente formación en este aspecto de la atención al paciente y la prevención de enfermedad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7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6];[.B156];[.C156];[.D156])" office:value-type="string" office:string-value="chisq.test(table(Dentista$Pais, Dentista$`25. En su opinión ¿qué formación adicional siente que es necesaria?`))" calcext:value-type="string">
            <text:p>chisq.test(table(Dentista$Pais, Dentista$`25. En su opinión ¿qué formación adicional siente que es necesari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8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7];[.B157];[.C157];[.D157])" office:value-type="string" office:string-value="chisq.test(table(Dentista$Pais, Dentista$`26. ¿Se siente seguro/a en la actualidad entregando recomendaciones de higiene oral a pacientes adultos?`))" calcext:value-type="string">
            <text:p>chisq.test(table(Dentista$Pais, Dentista$`26. ¿Se siente seguro/a en la actualidad entregando recomendaciones de higiene oral a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Dentista$Pais, Dentista$</text:p>
          </table:table-cell>
          <table:table-cell table:formula="of:=+[.B119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158];[.B158];[.C158];[.D158])" office:value-type="string" office:string-value="chisq.test(table(Dentista$Pais, Dentista$`27. ¿ Se siente seguro/a en la actualidad de ser capaz de modificar la higiene oral aconsejando a una persona?`))" calcext:value-type="string">
            <text:p>chisq.test(table(Dentista$Pais, Dentista$`27. ¿ Se siente seguro/a en la actualidad de ser capaz de modificar la higiene oral aconsejando a una persona?`)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# Graficos dentis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2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2];[.B162];[.C162];[.D162])" office:value-type="string" office:string-value="mosaicplot(table(Dentista$Pais, Dentista$`1. Entregaría recomendaciones de higiene oral a pacientes adultos`), shade = T)" calcext:value-type="string">
            <text:p>mosaicplot(table(Dentista$Pais, Dentista$`1. Entregaría recomendaciones de higiene oral a pacientes adultos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3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3];[.B163];[.C163];[.D163])" office:value-type="string" office:string-value="mosaicplot(table(Dentista$Pais, Dentista$`2. Entregaría recomendaciones de higiene oral a pacientes adultos`), shade = T)" calcext:value-type="string">
            <text:p>mosaicplot(table(Dentista$Pais, Dentista$`2. Entregaría recomendaciones de higiene oral a pacientes adultos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4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4];[.B164];[.C164];[.D164])" office:value-type="string" office:string-value="mosaicplot(table(Dentista$Pais, Dentista$`3. ¿Le entregaría recomendación de higiene oral a CADA paciente adulto?`), shade = T)" calcext:value-type="string">
            <text:p>mosaicplot(table(Dentista$Pais, Dentista$`3. ¿Le entregaría recomendación de higiene oral a CADA paciente adult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5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5];[.B165];[.C165];[.D165])" office:value-type="string" office:string-value="mosaicplot(table(Dentista$Pais, Dentista$`4. ¿Cuánto tiempo dedicaría dando recomendaciones de higiene oral?`), shade = T)" calcext:value-type="string">
            <text:p>mosaicplot(table(Dentista$Pais, Dentista$`4. ¿Cuánto tiempo dedicaría dando recomendaciones de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6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6];[.B166];[.C166];[.D166])" office:value-type="string" office:string-value="mosaicplot(table(Dentista$Pais, Dentista$`5. ¿Cómo entregaría sus consejos en higiene oral?`), shade = T)" calcext:value-type="string">
            <text:p>mosaicplot(table(Dentista$Pais, Dentista$`5. ¿Cómo entregaría sus consejos en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7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7];[.B167];[.C167];[.D167])" office:value-type="string" office:string-value="mosaicplot(table(Dentista$Pais, Dentista$`6. ¿Recomendaría enjuague bucal fluoridado como parte de una rutina diaria de higiene oral?`), shade = T)" calcext:value-type="string">
            <text:p>mosaicplot(table(Dentista$Pais, Dentista$`6. ¿Recomendaría enjuague bucal fluoridado como parte de una rutina diaria de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8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8];[.B168];[.C168];[.D168])" office:value-type="string" office:string-value="mosaicplot(table(Dentista$Pais, Dentista$`7. ¿Recomendaría el cepillado dental a todos los pacientes adultos?`), shade = T)" calcext:value-type="string">
            <text:p>mosaicplot(table(Dentista$Pais, Dentista$`7. ¿Recomendaría el cepillado 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29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69];[.B169];[.C169];[.D169])" office:value-type="string" office:string-value="mosaicplot(table(Dentista$Pais, Dentista$`8.a) Cuando recomienda el cepillado dental, ¿recomendaría usted un tipo de cepillo?`), shade = T)" calcext:value-type="string">
            <text:p>mosaicplot(table(Dentista$Pais, Dentista$`8.a) Cuando recomienda el cepillado dental, ¿recomendaría usted un tipo de cepil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0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0];[.B170];[.C170];[.D170])" office:value-type="string" office:string-value="mosaicplot(table(Dentista$Pais, Dentista$`8.b) Cuando recomienda el cepillado dental, ¿recomendaría usted tamaño de la cabeza del cepillo?`), shade = T)" calcext:value-type="string">
            <text:p>mosaicplot(table(Dentista$Pais, Dentista$`8.b) Cuando recomienda el cepillado dental, ¿recomendaría usted tamaño de la cabeza del cepil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1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1];[.B171];[.C171];[.D171])" office:value-type="string" office:string-value="mosaicplot(table(Dentista$Pais, Dentista$`8.c) Cuando recomienda el cepillado dental, ¿con qué frecuencia recomendaría usted cambiar el cepillo de dientes?`), shade = T)" calcext:value-type="string">
            <text:p>mosaicplot(table(Dentista$Pais, Dentista$`8.c) Cuando recomienda el cepillado dental, ¿con qué frecuencia recomendaría usted cambiar el cepillo de dient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2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2];[.B172];[.C172];[.D172])" office:value-type="string" office:string-value="mosaicplot(table(Dentista$Pais, Dentista$`8.d) Cuando recomienda el cepillado dental, ¿con qué frecuencia recomendaría usted cepillar diariamente?`), shade = T)" calcext:value-type="string">
            <text:p>mosaicplot(table(Dentista$Pais, Dentista$`8.d) Cuando recomienda el cepillado dental, ¿con qué frecuencia recomendaría usted cepillar diariamente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3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3];[.B173];[.C173];[.D173])" office:value-type="string" office:string-value="mosaicplot(table(Dentista$Pais, Dentista$`8.e) Cuando recomienda el cepillado dental, ¿cuánto tiempo recomendaría usted para cepillar?`), shade = T)" calcext:value-type="string">
            <text:p>mosaicplot(table(Dentista$Pais, Dentista$`8.e) Cuando recomienda el cepillado dental, ¿cuánto tiempo recomendaría usted para cepillar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4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4];[.B174];[.C174];[.D174])" office:value-type="string" office:string-value="mosaicplot(table(Dentista$Pais, Dentista$`8.f) Cuando recomienda el cepillado dental, ¿recomendaría usted una técnica de cepillado?`), shade = T)" calcext:value-type="string">
            <text:p>mosaicplot(table(Dentista$Pais, Dentista$`8.f) Cuando recomienda el cepillado dental, ¿recomendaría usted una técnica de cepillad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5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5];[.B175];[.C175];[.D175])" office:value-type="string" office:string-value="mosaicplot(table(Dentista$Pais, Dentista$`9. ¿Recomendaría el uso de pasta dental a todos los pacientes adultos?`), shade = T)" calcext:value-type="string">
            <text:p>mosaicplot(table(Dentista$Pais, Dentista$`9. ¿Recomendaría el uso de pasta 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6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6];[.B176];[.C176];[.D176])" office:value-type="string" office:string-value="mosaicplot(table(Dentista$Pais, Dentista$`10.a) Cuando recomienda pasta dental, ¿recomendaría usted un tipo de pasta dental?`), shade = T)" calcext:value-type="string">
            <text:p>mosaicplot(table(Dentista$Pais, Dentista$`10.a) Cuando recomienda pasta dental, ¿recomendaría usted un tipo de pasta dent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7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7];[.B177];[.C177];[.D177])" office:value-type="string" office:string-value="mosaicplot(table(Dentista$Pais, Dentista$`10.b) Cuando recomienda pasta dental, ¿cual concentración de pasta dental recomendaría?`), shade = T)" calcext:value-type="string">
            <text:p>mosaicplot(table(Dentista$Pais, Dentista$`10.b) Cuando recomienda pasta dental, ¿cual concentración de pasta dental recomendarí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8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8];[.B178];[.C178];[.D178])" office:value-type="string" office:string-value="mosaicplot(table(Dentista$Pais, Dentista$`10.c) Cuando recomienda pasta dental, ¿cuanta cantidad de pasta de dientes a utilizar cada vez?`), shade = T)" calcext:value-type="string">
            <text:p>mosaicplot(table(Dentista$Pais, Dentista$`10.c) Cuando recomienda pasta dental, ¿cuanta cantidad de pasta de dientes a utilizar cada vez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39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79];[.B179];[.C179];[.D179])" office:value-type="string" office:string-value="mosaicplot(table(Dentista$Pais, Dentista$`10.d) Cuando recomienda pasta dental, ¿que tipo de enjuage recomendaría?`), shade = T)" calcext:value-type="string">
            <text:p>mosaicplot(table(Dentista$Pais, Dentista$`10.d) Cuando recomienda pasta dental, ¿que tipo de enjuage recomendarí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0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0];[.B180];[.C180];[.D180])" office:value-type="string" office:string-value="mosaicplot(table(Dentista$Pais, Dentista$`11. ¿Recomendaría limpieza interdental a todos los pacientes adultos?`), shade = T)" calcext:value-type="string">
            <text:p>mosaicplot(table(Dentista$Pais, Dentista$`11. ¿Recomendaría limpieza inter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1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1];[.B181];[.C181];[.D181])" office:value-type="string" office:string-value="mosaicplot(table(Dentista$Pais, Dentista$`12.a) Cuando recomienda la limpieza interdental, ¿recomendaría un tipo de dispositivo interdental?`), shade = T)" calcext:value-type="string">
            <text:p>mosaicplot(table(Dentista$Pais, Dentista$`12.a) Cuando recomienda la limpieza interdental, ¿recomendaría un tipo de dispositivo interdent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2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2];[.B182];[.C182];[.D182])" office:value-type="string" office:string-value="mosaicplot(table(Dentista$Pais, Dentista$`12.b) Cuando recomienda la limpieza interdental, ¿cada cuanto recomienda utilizarlo?`), shade = T)" calcext:value-type="string">
            <text:p>mosaicplot(table(Dentista$Pais, Dentista$`12.b) Cuando recomienda la limpieza interdental, ¿cada cuanto recomienda utilizar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3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3];[.B183];[.C183];[.D183])" office:value-type="string" office:string-value="mosaicplot(table(Dentista$Pais, Dentista$`12.c) Cuando recomienda la limpieza interdental, ¿demostraría una técnica ?`), shade = T)" calcext:value-type="string">
            <text:p>mosaicplot(table(Dentista$Pais, Dentista$`12.c) Cuando recomienda la limpieza interdental, ¿demostraría una técnica 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4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4];[.B184];[.C184];[.D184])" office:value-type="string" office:string-value="mosaicplot(table(Dentista$Pais, Dentista$` 13. La higiene oral juega un rol causal en muchas enfermedades orales.`), shade = T)" calcext:value-type="string">
            <text:p>mosaicplot(table(Dentista$Pais, Dentista$` 13. La higiene oral juega un rol causal en muchas enfermedades oral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5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5];[.B185];[.C185];[.D185])" office:value-type="string" office:string-value="mosaicplot(table(Dentista$Pais, Dentista$` 14. La persona promedio de mi país tiene buena salud oral.`), shade = T)" calcext:value-type="string">
            <text:p>mosaicplot(table(Dentista$Pais, Dentista$` 14. La persona promedio de mi país tiene buena salud oral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6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6];[.B186];[.C186];[.D186])" office:value-type="string" office:string-value="mosaicplot(table(Dentista$Pais, Dentista$` 15. Modificaciones a la higiene oral pueden prevenir muchas enfermedades oral.`), shade = T)" calcext:value-type="string">
            <text:p>mosaicplot(table(Dentista$Pais, Dentista$` 15. Modificaciones a la higiene oral pueden prevenir muchas enfermedades oral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7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7];[.B187];[.C187];[.D187])" office:value-type="string" office:string-value="mosaicplot(table(Dentista$Pais, Dentista$` 16. La profilaxis profesional no tiene efecto sobre la salud oral de los individuos.`), shade = T)" calcext:value-type="string">
            <text:p>mosaicplot(table(Dentista$Pais, Dentista$` 16. La profilaxis profesional no tiene efecto sobre la salud oral de los individuo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8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8];[.B188];[.C188];[.D188])" office:value-type="string" office:string-value="mosaicplot(table(Dentista$Pais, Dentista$` 17. Los dentistas no dan suficientes recomendaciones sobre higiene oral a sus pacientes.`), shade = T)" calcext:value-type="string">
            <text:p>mosaicplot(table(Dentista$Pais, Dentista$` 17. Los dentistas no dan suficientes recomendaciones sobre higiene oral a sus pacient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49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89];[.B189];[.C189];[.D189])" office:value-type="string" office:string-value="mosaicplot(table(Dentista$Pais, Dentista$` 18. El personal dental (dentistas y auxiliares) desempeñan el mismo rol en brindar consejos de higiene oral a los pacientes.`), shade = T)" calcext:value-type="string">
            <text:p>mosaicplot(table(Dentista$Pais, Dentista$` 18. El personal dental (dentistas y auxiliares) desempeñan el mismo rol en brindar consejos de higiene oral a los pacient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0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0];[.B190];[.C190];[.D190])" office:value-type="string" office:string-value="mosaicplot(table(Dentista$Pais, Dentista$` 19. Consejos de salud bucal contradictorios pueden tener un efecto negativo en el comportamiento, la motivación y las actitudes de un individuo.`), shade = T)" calcext:value-type="string">
            <text:p>mosaicplot(table(Dentista$Pais, Dentista$` 19. Consejos de salud bucal contradictorios pueden tener un efecto negativo en el comportamiento, la motivación y las actitudes de un individuo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1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1];[.B191];[.C191];[.D191])" office:value-type="string" office:string-value="mosaicplot(table(Dentista$Pais, Dentista$` 20. La eliminación de las contradicciones en los mensajes de salud oral puede tener efectos positivos sobre la salud oral de los chilenos.`), shade = T)" calcext:value-type="string">
            <text:p>mosaicplot(table(Dentista$Pais, Dentista$` 20. La eliminación de las contradicciones en los mensajes de salud oral puede tener efectos positivos sobre la salud oral de los chileno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2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2];[.B192];[.C192];[.D192])" office:value-type="string" office:string-value="mosaicplot(table(Dentista$Pais, Dentista$` 21. Existen contradicciones entre los mensajes de salud oral entregados por  dentistas y personal auxiliar odontológico.`), shade = T)" calcext:value-type="string">
            <text:p>mosaicplot(table(Dentista$Pais, Dentista$` 21. Existen contradicciones entre los mensajes de salud oral entregados por  dentistas y personal auxiliar odontológico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3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3];[.B193];[.C193];[.D193])" office:value-type="string" office:string-value="mosaicplot(table(Dentista$Pais, Dentista$` 22. Mejores consejos preventivos de profesionales de la odontología puede tener efectos positivos significativos sobre la salud de las personas.`), shade = T)" calcext:value-type="string">
            <text:p>mosaicplot(table(Dentista$Pais, Dentista$` 22. Mejores consejos preventivos de profesionales de la odontología puede tener efectos positivos significativos sobre la salud de las persona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4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4];[.B194];[.C194];[.D194])" office:value-type="string" office:string-value="mosaicplot(table(Dentista$Pais, Dentista$`23. En promedio, ¿cuantas clases, prácticos, conferencias, seminarios o tutorías ha tenido en consejos de higiene oral para los pacientes?`), shade = T)" calcext:value-type="string">
            <text:p>mosaicplot(table(Dentista$Pais, Dentista$`23. En promedio, ¿cuantas clases, prácticos, conferencias, seminarios o tutorías ha tenido en consejos de higiene oral para los pacient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5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5];[.B195];[.C195];[.D195])" office:value-type="string" office:string-value="mosaicplot(table(Dentista$Pais, Dentista$`24. ¿Siente que ha tenido suficiente formación en este aspecto de la atención al paciente y la prevención de enfermedades?`), shade = T)" calcext:value-type="string">
            <text:p>mosaicplot(table(Dentista$Pais, Dentista$`24. ¿Siente que ha tenido suficiente formación en este aspecto de la atención al paciente y la prevención de enfermedad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6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6];[.B196];[.C196];[.D196])" office:value-type="string" office:string-value="mosaicplot(table(Dentista$Pais, Dentista$`25. En su opinión ¿qué formación adicional siente que es necesaria?`), shade = T)" calcext:value-type="string">
            <text:p>mosaicplot(table(Dentista$Pais, Dentista$`25. En su opinión ¿qué formación adicional siente que es necesari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7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7];[.B197];[.C197];[.D197])" office:value-type="string" office:string-value="mosaicplot(table(Dentista$Pais, Dentista$`26. ¿Se siente seguro/a en la actualidad entregando recomendaciones de higiene oral a pacientes adultos?`), shade = T)" calcext:value-type="string">
            <text:p>mosaicplot(table(Dentista$Pais, Dentista$`26. ¿Se siente seguro/a en la actualidad entregando recomendaciones de higiene oral a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Dentista$Pais, Dentista$</text:p>
          </table:table-cell>
          <table:table-cell table:formula="of:=+[.B158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198];[.B198];[.C198];[.D198])" office:value-type="string" office:string-value="mosaicplot(table(Dentista$Pais, Dentista$`27. ¿ Se siente seguro/a en la actualidad de ser capaz de modificar la higiene oral aconsejando a una persona?`), shade = T)" calcext:value-type="string">
            <text:p>mosaicplot(table(Dentista$Pais, Dentista$`27. ¿ Se siente seguro/a en la actualidad de ser capaz de modificar la higiene oral aconsejando a una persona?`), shade = T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# Estudiant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# Tablas estudiant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)</text:p>
          </table:table-cell>
          <table:table-cell table:formula="of:=CONCATENATE([.A203];[.B203];[.C203])" office:value-type="string" office:string-value="kable(table(Estudiante$Pais, Estudiante$`1. Entregaría recomendaciones de higiene oral a pacientes adultos`))" calcext:value-type="string">
            <text:p>kable(table(Estudiante$Pais, Estudiante$`1. Entregaría recomendaciones de higiene oral a pacientes adultos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)</text:p>
          </table:table-cell>
          <table:table-cell table:formula="of:=CONCATENATE([.A204];[.B204];[.C204])" office:value-type="string" office:string-value="kable(table(Estudiante$Pais, Estudiante$`2. Entregaría recomendaciones de higiene oral a pacientes adultos`))" calcext:value-type="string">
            <text:p>kable(table(Estudiante$Pais, Estudiante$`2. Entregaría recomendaciones de higiene oral a pacientes adultos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4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)</text:p>
          </table:table-cell>
          <table:table-cell table:formula="of:=CONCATENATE([.A205];[.B205];[.C205])" office:value-type="string" office:string-value="kable(table(Estudiante$Pais, Estudiante$`3. ¿Le entregaría recomendación de higiene oral a CADA paciente adulto?`))" calcext:value-type="string">
            <text:p>kable(table(Estudiante$Pais, Estudiante$`3. ¿Le entregaría recomendación de higiene oral a CADA paciente adult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5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)</text:p>
          </table:table-cell>
          <table:table-cell table:formula="of:=CONCATENATE([.A206];[.B206];[.C206])" office:value-type="string" office:string-value="kable(table(Estudiante$Pais, Estudiante$`4. ¿Cuánto tiempo dedicaría dando recomendaciones de higiene oral?`))" calcext:value-type="string">
            <text:p>kable(table(Estudiante$Pais, Estudiante$`4. ¿Cuánto tiempo dedicaría dando recomendaciones de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6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)</text:p>
          </table:table-cell>
          <table:table-cell table:formula="of:=CONCATENATE([.A207];[.B207];[.C207])" office:value-type="string" office:string-value="kable(table(Estudiante$Pais, Estudiante$`5. ¿Cómo entregaría sus consejos en higiene oral?`))" calcext:value-type="string">
            <text:p>kable(table(Estudiante$Pais, Estudiante$`5. ¿Cómo entregaría sus consejos en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7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)</text:p>
          </table:table-cell>
          <table:table-cell table:formula="of:=CONCATENATE([.A208];[.B208];[.C208])" office:value-type="string" office:string-value="kable(table(Estudiante$Pais, Estudiante$`6. ¿Recomendaría enjuague bucal fluoridado como parte de una rutina diaria de higiene oral?`))" calcext:value-type="string">
            <text:p>kable(table(Estudiante$Pais, Estudiante$`6. ¿Recomendaría enjuague bucal fluoridado como parte de una rutina diaria de higiene or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8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209];[.B209];[.C209])" office:value-type="string" office:string-value="kable(table(Estudiante$Pais, Estudiante$`7. ¿Recomendaría el cepillado dental a todos los pacientes adultos?`))" calcext:value-type="string">
            <text:p>kable(table(Estudiante$Pais, Estudiante$`7. ¿Recomendaría el cepillado 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9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)</text:p>
          </table:table-cell>
          <table:table-cell table:formula="of:=CONCATENATE([.A210];[.B210];[.C210])" office:value-type="string" office:string-value="kable(table(Estudiante$Pais, Estudiante$`8.a) Cuando recomienda el cepillado dental, ¿recomendaría usted un tipo de cepillo?`))" calcext:value-type="string">
            <text:p>kable(table(Estudiante$Pais, Estudiante$`8.a) Cuando recomienda el cepillado dental, ¿recomendaría usted un tipo de cepil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0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)</text:p>
          </table:table-cell>
          <table:table-cell table:formula="of:=CONCATENATE([.A211];[.B211];[.C211])" office:value-type="string" office:string-value="kable(table(Estudiante$Pais, Estudiante$`8.b) Cuando recomienda el cepillado dental, ¿recomendaría usted tamaño de la cabeza del cepillo?`))" calcext:value-type="string">
            <text:p>kable(table(Estudiante$Pais, Estudiante$`8.b) Cuando recomienda el cepillado dental, ¿recomendaría usted tamaño de la cabeza del cepil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1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)</text:p>
          </table:table-cell>
          <table:table-cell table:formula="of:=CONCATENATE([.A212];[.B212];[.C212])" office:value-type="string" office:string-value="kable(table(Estudiante$Pais, Estudiante$`8.c) Cuando recomienda el cepillado dental, ¿con qué frecuencia recomendaría usted cambiar el cepillo de dientes?`))" calcext:value-type="string">
            <text:p>kable(table(Estudiante$Pais, Estudiante$`8.c) Cuando recomienda el cepillado dental, ¿con qué frecuencia recomendaría usted cambiar el cepillo de dient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2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)</text:p>
          </table:table-cell>
          <table:table-cell table:formula="of:=CONCATENATE([.A213];[.B213];[.C213])" office:value-type="string" office:string-value="kable(table(Estudiante$Pais, Estudiante$`8.d) Cuando recomienda el cepillado dental, ¿con qué frecuencia recomendaría usted cepillar diariamente?`))" calcext:value-type="string">
            <text:p>kable(table(Estudiante$Pais, Estudiante$`8.d) Cuando recomienda el cepillado dental, ¿con qué frecuencia recomendaría usted cepillar diariamente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3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)</text:p>
          </table:table-cell>
          <table:table-cell table:formula="of:=CONCATENATE([.A214];[.B214];[.C214])" office:value-type="string" office:string-value="kable(table(Estudiante$Pais, Estudiante$`8.e) Cuando recomienda el cepillado dental, ¿cuánto tiempo recomendaría usted para cepillar?`))" calcext:value-type="string">
            <text:p>kable(table(Estudiante$Pais, Estudiante$`8.e) Cuando recomienda el cepillado dental, ¿cuánto tiempo recomendaría usted para cepillar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4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)</text:p>
          </table:table-cell>
          <table:table-cell table:formula="of:=CONCATENATE([.A215];[.B215];[.C215])" office:value-type="string" office:string-value="kable(table(Estudiante$Pais, Estudiante$`8.f) Cuando recomienda el cepillado dental, ¿recomendaría usted una técnica de cepillado?`))" calcext:value-type="string">
            <text:p>kable(table(Estudiante$Pais, Estudiante$`8.f) Cuando recomienda el cepillado dental, ¿recomendaría usted una técnica de cepillad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5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216];[.B216];[.C216])" office:value-type="string" office:string-value="kable(table(Estudiante$Pais, Estudiante$`9. ¿Recomendaría el uso de pasta dental a todos los pacientes adultos?`))" calcext:value-type="string">
            <text:p>kable(table(Estudiante$Pais, Estudiante$`9. ¿Recomendaría el uso de pasta 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6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)</text:p>
          </table:table-cell>
          <table:table-cell table:formula="of:=CONCATENATE([.A217];[.B217];[.C217])" office:value-type="string" office:string-value="kable(table(Estudiante$Pais, Estudiante$`10.a) Cuando recomienda pasta dental, ¿recomendaría usted un tipo de pasta dental?`))" calcext:value-type="string">
            <text:p>kable(table(Estudiante$Pais, Estudiante$`10.a) Cuando recomienda pasta dental, ¿recomendaría usted un tipo de pasta dent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7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)</text:p>
          </table:table-cell>
          <table:table-cell table:formula="of:=CONCATENATE([.A218];[.B218];[.C218])" office:value-type="string" office:string-value="kable(table(Estudiante$Pais, Estudiante$`10.b) Cuando recomienda pasta dental, ¿cual concentración de pasta dental recomendaría?`))" calcext:value-type="string">
            <text:p>kable(table(Estudiante$Pais, Estudiante$`10.b) Cuando recomienda pasta dental, ¿cual concentración de pasta dental recomendarí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8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)</text:p>
          </table:table-cell>
          <table:table-cell table:formula="of:=CONCATENATE([.A219];[.B219];[.C219])" office:value-type="string" office:string-value="kable(table(Estudiante$Pais, Estudiante$`10.c) Cuando recomienda pasta dental, ¿cuanta cantidad de pasta de dientes a utilizar cada vez?`))" calcext:value-type="string">
            <text:p>kable(table(Estudiante$Pais, Estudiante$`10.c) Cuando recomienda pasta dental, ¿cuanta cantidad de pasta de dientes a utilizar cada vez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19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)</text:p>
          </table:table-cell>
          <table:table-cell table:formula="of:=CONCATENATE([.A220];[.B220];[.C220])" office:value-type="string" office:string-value="kable(table(Estudiante$Pais, Estudiante$`10.d) Cuando recomienda pasta dental, ¿que tipo de enjuage recomendaría?`))" calcext:value-type="string">
            <text:p>kable(table(Estudiante$Pais, Estudiante$`10.d) Cuando recomienda pasta dental, ¿que tipo de enjuage recomendarí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0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)</text:p>
          </table:table-cell>
          <table:table-cell table:formula="of:=CONCATENATE([.A221];[.B221];[.C221])" office:value-type="string" office:string-value="kable(table(Estudiante$Pais, Estudiante$`11. ¿Recomendaría limpieza interdental a todos los pacientes adultos?`))" calcext:value-type="string">
            <text:p>kable(table(Estudiante$Pais, Estudiante$`11. ¿Recomendaría limpieza interdental a todos los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1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)</text:p>
          </table:table-cell>
          <table:table-cell table:formula="of:=CONCATENATE([.A222];[.B222];[.C222])" office:value-type="string" office:string-value="kable(table(Estudiante$Pais, Estudiante$`12.a) Cuando recomienda la limpieza interdental, ¿recomendaría un tipo de dispositivo interdental?`))" calcext:value-type="string">
            <text:p>kable(table(Estudiante$Pais, Estudiante$`12.a) Cuando recomienda la limpieza interdental, ¿recomendaría un tipo de dispositivo interdental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2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)</text:p>
          </table:table-cell>
          <table:table-cell table:formula="of:=CONCATENATE([.A223];[.B223];[.C223])" office:value-type="string" office:string-value="kable(table(Estudiante$Pais, Estudiante$`12.b) Cuando recomienda la limpieza interdental, ¿cada cuanto recomienda utilizarlo?`))" calcext:value-type="string">
            <text:p>kable(table(Estudiante$Pais, Estudiante$`12.b) Cuando recomienda la limpieza interdental, ¿cada cuanto recomienda utilizarlo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3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)</text:p>
          </table:table-cell>
          <table:table-cell table:formula="of:=CONCATENATE([.A224];[.B224];[.C224])" office:value-type="string" office:string-value="kable(table(Estudiante$Pais, Estudiante$`12.c) Cuando recomienda la limpieza interdental, ¿demostraría una técnica ?`))" calcext:value-type="string">
            <text:p>kable(table(Estudiante$Pais, Estudiante$`12.c) Cuando recomienda la limpieza interdental, ¿demostraría una técnica 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4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)</text:p>
          </table:table-cell>
          <table:table-cell table:formula="of:=CONCATENATE([.A225];[.B225];[.C225])" office:value-type="string" office:string-value="kable(table(Estudiante$Pais, Estudiante$` 13. La higiene oral juega un rol causal en muchas enfermedades orales.`))" calcext:value-type="string">
            <text:p>kable(table(Estudiante$Pais, Estudiante$` 13. La higiene oral juega un rol causal en muchas enfermedades oral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5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)</text:p>
          </table:table-cell>
          <table:table-cell table:formula="of:=CONCATENATE([.A226];[.B226];[.C226])" office:value-type="string" office:string-value="kable(table(Estudiante$Pais, Estudiante$` 14. La persona promedio de mi país tiene buena salud oral.`))" calcext:value-type="string">
            <text:p>kable(table(Estudiante$Pais, Estudiante$` 14. La persona promedio de mi país tiene buena salud oral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6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)</text:p>
          </table:table-cell>
          <table:table-cell table:formula="of:=CONCATENATE([.A227];[.B227];[.C227])" office:value-type="string" office:string-value="kable(table(Estudiante$Pais, Estudiante$` 15. Modificaciones a la higiene oral pueden prevenir muchas enfermedades oral.`))" calcext:value-type="string">
            <text:p>kable(table(Estudiante$Pais, Estudiante$` 15. Modificaciones a la higiene oral pueden prevenir muchas enfermedades oral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7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)</text:p>
          </table:table-cell>
          <table:table-cell table:formula="of:=CONCATENATE([.A228];[.B228];[.C228])" office:value-type="string" office:string-value="kable(table(Estudiante$Pais, Estudiante$` 16. La profilaxis profesional no tiene efecto sobre la salud oral de los individuos.`))" calcext:value-type="string">
            <text:p>kable(table(Estudiante$Pais, Estudiante$` 16. La profilaxis profesional no tiene efecto sobre la salud oral de los individuo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8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)</text:p>
          </table:table-cell>
          <table:table-cell table:formula="of:=CONCATENATE([.A229];[.B229];[.C229])" office:value-type="string" office:string-value="kable(table(Estudiante$Pais, Estudiante$` 17. Los dentistas no dan suficientes recomendaciones sobre higiene oral a sus pacientes.`))" calcext:value-type="string">
            <text:p>kable(table(Estudiante$Pais, Estudiante$` 17. Los dentistas no dan suficientes recomendaciones sobre higiene oral a sus pacient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29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)</text:p>
          </table:table-cell>
          <table:table-cell table:formula="of:=CONCATENATE([.A230];[.B230];[.C230])" office:value-type="string" office:string-value="kable(table(Estudiante$Pais, Estudiante$` 18. El personal dental (dentistas y auxiliares) desempeñan el mismo rol en brindar consejos de higiene oral a los pacientes.`))" calcext:value-type="string">
            <text:p>kable(table(Estudiante$Pais, Estudiante$` 18. El personal dental (dentistas y auxiliares) desempeñan el mismo rol en brindar consejos de higiene oral a los paciente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0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)</text:p>
          </table:table-cell>
          <table:table-cell table:formula="of:=CONCATENATE([.A231];[.B231];[.C231])" office:value-type="string" office:string-value="kable(table(Estudiante$Pais, Estudiante$` 19. Consejos de salud bucal contradictorios pueden tener un efecto negativo en el comportamiento, la motivación y las actitudes de un individuo.`))" calcext:value-type="string">
            <text:p>kable(table(Estudiante$Pais, Estudiante$` 19. Consejos de salud bucal contradictorios pueden tener un efecto negativo en el comportamiento, la motivación y las actitudes de un individuo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1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)</text:p>
          </table:table-cell>
          <table:table-cell table:formula="of:=CONCATENATE([.A232];[.B232];[.C232])" office:value-type="string" office:string-value="kable(table(Estudiante$Pais, Estudiante$` 20. La eliminación de las contradicciones en los mensajes de salud oral puede tener efectos positivos sobre la salud oral de los chilenos.`))" calcext:value-type="string">
            <text:p>kable(table(Estudiante$Pais, Estudiante$` 20. La eliminación de las contradicciones en los mensajes de salud oral puede tener efectos positivos sobre la salud oral de los chileno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2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)</text:p>
          </table:table-cell>
          <table:table-cell table:formula="of:=CONCATENATE([.A233];[.B233];[.C233])" office:value-type="string" office:string-value="kable(table(Estudiante$Pais, Estudiante$` 21. Existen contradicciones entre los mensajes de salud oral entregados por  dentistas y personal auxiliar odontológico.`))" calcext:value-type="string">
            <text:p>kable(table(Estudiante$Pais, Estudiante$` 21. Existen contradicciones entre los mensajes de salud oral entregados por  dentistas y personal auxiliar odontológico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3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)</text:p>
          </table:table-cell>
          <table:table-cell table:formula="of:=CONCATENATE([.A234];[.B234];[.C234])" office:value-type="string" office:string-value="kable(table(Estudiante$Pais, Estudiante$` 22. Mejores consejos preventivos de profesionales de la odontología puede tener efectos positivos significativos sobre la salud de las personas.`))" calcext:value-type="string">
            <text:p>kable(table(Estudiante$Pais, Estudiante$` 22. Mejores consejos preventivos de profesionales de la odontología puede tener efectos positivos significativos sobre la salud de las personas.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4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)</text:p>
          </table:table-cell>
          <table:table-cell table:formula="of:=CONCATENATE([.A235];[.B235];[.C235])" office:value-type="string" office:string-value="kable(table(Estudiante$Pais, Estudiante$`23. En promedio, ¿cuantas clases, prácticos, conferencias, seminarios o tutorías ha tenido en consejos de higiene oral para los pacientes?`))" calcext:value-type="string">
            <text:p>kable(table(Estudiante$Pais, Estudiante$`23. En promedio, ¿cuantas clases, prácticos, conferencias, seminarios o tutorías ha tenido en consejos de higiene oral para los pacient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5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)</text:p>
          </table:table-cell>
          <table:table-cell table:formula="of:=CONCATENATE([.A236];[.B236];[.C236])" office:value-type="string" office:string-value="kable(table(Estudiante$Pais, Estudiante$`24. ¿Siente que ha tenido suficiente formación en este aspecto de la atención al paciente y la prevención de enfermedades?`))" calcext:value-type="string">
            <text:p>kable(table(Estudiante$Pais, Estudiante$`24. ¿Siente que ha tenido suficiente formación en este aspecto de la atención al paciente y la prevención de enfermedade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6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)</text:p>
          </table:table-cell>
          <table:table-cell table:formula="of:=CONCATENATE([.A237];[.B237];[.C237])" office:value-type="string" office:string-value="kable(table(Estudiante$Pais, Estudiante$`25. En su opinión ¿qué formación adicional siente que es necesaria?`))" calcext:value-type="string">
            <text:p>kable(table(Estudiante$Pais, Estudiante$`25. En su opinión ¿qué formación adicional siente que es necesaria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7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)</text:p>
          </table:table-cell>
          <table:table-cell table:formula="of:=CONCATENATE([.A238];[.B238];[.C238])" office:value-type="string" office:string-value="kable(table(Estudiante$Pais, Estudiante$`26. ¿Se siente seguro/a en la actualidad entregando recomendaciones de higiene oral a pacientes adultos?`))" calcext:value-type="string">
            <text:p>kable(table(Estudiante$Pais, Estudiante$`26. ¿Se siente seguro/a en la actualidad entregando recomendaciones de higiene oral a pacientes adultos?`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ble(table(Estudiante$Pais, Estudiante$</text:p>
          </table:table-cell>
          <table:table-cell table:formula="of:=+[.D38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)</text:p>
          </table:table-cell>
          <table:table-cell table:formula="of:=CONCATENATE([.A239];[.B239];[.C239])" office:value-type="string" office:string-value="kable(table(Estudiante$Pais, Estudiante$`27. ¿ Se siente seguro/a en la actualidad de ser capaz de modificar la higiene oral aconsejando a una persona?`))" calcext:value-type="string">
            <text:p>kable(table(Estudiante$Pais, Estudiante$`27. ¿ Se siente seguro/a en la actualidad de ser capaz de modificar la higiene oral aconsejando a una persona?`)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# Prop table estudian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3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3];[.B243];[.C243];[.D243])" office:value-type="string" office:string-value="kable(prop.table(table(Estudiante$Pais, Estudiante$`1. Entregaría recomendaciones de higiene oral a pacientes adultos`), 1)*100)" calcext:value-type="string">
            <text:p>kable(prop.table(table(Estudiante$Pais, Estudiante$`1. Entregaría recomendaciones de higiene oral a pacientes adultos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4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4];[.B244];[.C244];[.D244])" office:value-type="string" office:string-value="kable(prop.table(table(Estudiante$Pais, Estudiante$`2. Entregaría recomendaciones de higiene oral a pacientes adultos`), 1)*100)" calcext:value-type="string">
            <text:p>kable(prop.table(table(Estudiante$Pais, Estudiante$`2. Entregaría recomendaciones de higiene oral a pacientes adultos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5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5];[.B245];[.C245];[.D245])" office:value-type="string" office:string-value="kable(prop.table(table(Estudiante$Pais, Estudiante$`3. ¿Le entregaría recomendación de higiene oral a CADA paciente adulto?`), 1)*100)" calcext:value-type="string">
            <text:p>kable(prop.table(table(Estudiante$Pais, Estudiante$`3. ¿Le entregaría recomendación de higiene oral a CADA paciente adult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6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6];[.B246];[.C246];[.D246])" office:value-type="string" office:string-value="kable(prop.table(table(Estudiante$Pais, Estudiante$`4. ¿Cuánto tiempo dedicaría dando recomendaciones de higiene oral?`), 1)*100)" calcext:value-type="string">
            <text:p>kable(prop.table(table(Estudiante$Pais, Estudiante$`4. ¿Cuánto tiempo dedicaría dando recomendaciones de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7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7];[.B247];[.C247];[.D247])" office:value-type="string" office:string-value="kable(prop.table(table(Estudiante$Pais, Estudiante$`5. ¿Cómo entregaría sus consejos en higiene oral?`), 1)*100)" calcext:value-type="string">
            <text:p>kable(prop.table(table(Estudiante$Pais, Estudiante$`5. ¿Cómo entregaría sus consejos en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8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8];[.B248];[.C248];[.D248])" office:value-type="string" office:string-value="kable(prop.table(table(Estudiante$Pais, Estudiante$`6. ¿Recomendaría enjuague bucal fluoridado como parte de una rutina diaria de higiene oral?`), 1)*100)" calcext:value-type="string">
            <text:p>kable(prop.table(table(Estudiante$Pais, Estudiante$`6. ¿Recomendaría enjuague bucal fluoridado como parte de una rutina diaria de higiene or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09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49];[.B249];[.C249];[.D249])" office:value-type="string" office:string-value="kable(prop.table(table(Estudiante$Pais, Estudiante$`7. ¿Recomendaría el cepillado dental a todos los pacientes adultos?`), 1)*100)" calcext:value-type="string">
            <text:p>kable(prop.table(table(Estudiante$Pais, Estudiante$`7. ¿Recomendaría el cepillado 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0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0];[.B250];[.C250];[.D250])" office:value-type="string" office:string-value="kable(prop.table(table(Estudiante$Pais, Estudiante$`8.a) Cuando recomienda el cepillado dental, ¿recomendaría usted un tipo de cepillo?`), 1)*100)" calcext:value-type="string">
            <text:p>kable(prop.table(table(Estudiante$Pais, Estudiante$`8.a) Cuando recomienda el cepillado dental, ¿recomendaría usted un tipo de cepil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1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1];[.B251];[.C251];[.D251])" office:value-type="string" office:string-value="kable(prop.table(table(Estudiante$Pais, Estudiante$`8.b) Cuando recomienda el cepillado dental, ¿recomendaría usted tamaño de la cabeza del cepillo?`), 1)*100)" calcext:value-type="string">
            <text:p>kable(prop.table(table(Estudiante$Pais, Estudiante$`8.b) Cuando recomienda el cepillado dental, ¿recomendaría usted tamaño de la cabeza del cepil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2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2];[.B252];[.C252];[.D252])" office:value-type="string" office:string-value="kable(prop.table(table(Estudiante$Pais, Estudiante$`8.c) Cuando recomienda el cepillado dental, ¿con qué frecuencia recomendaría usted cambiar el cepillo de dientes?`), 1)*100)" calcext:value-type="string">
            <text:p>kable(prop.table(table(Estudiante$Pais, Estudiante$`8.c) Cuando recomienda el cepillado dental, ¿con qué frecuencia recomendaría usted cambiar el cepillo de dient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3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3];[.B253];[.C253];[.D253])" office:value-type="string" office:string-value="kable(prop.table(table(Estudiante$Pais, Estudiante$`8.d) Cuando recomienda el cepillado dental, ¿con qué frecuencia recomendaría usted cepillar diariamente?`), 1)*100)" calcext:value-type="string">
            <text:p>kable(prop.table(table(Estudiante$Pais, Estudiante$`8.d) Cuando recomienda el cepillado dental, ¿con qué frecuencia recomendaría usted cepillar diariamente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4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4];[.B254];[.C254];[.D254])" office:value-type="string" office:string-value="kable(prop.table(table(Estudiante$Pais, Estudiante$`8.e) Cuando recomienda el cepillado dental, ¿cuánto tiempo recomendaría usted para cepillar?`), 1)*100)" calcext:value-type="string">
            <text:p>kable(prop.table(table(Estudiante$Pais, Estudiante$`8.e) Cuando recomienda el cepillado dental, ¿cuánto tiempo recomendaría usted para cepillar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5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5];[.B255];[.C255];[.D255])" office:value-type="string" office:string-value="kable(prop.table(table(Estudiante$Pais, Estudiante$`8.f) Cuando recomienda el cepillado dental, ¿recomendaría usted una técnica de cepillado?`), 1)*100)" calcext:value-type="string">
            <text:p>kable(prop.table(table(Estudiante$Pais, Estudiante$`8.f) Cuando recomienda el cepillado dental, ¿recomendaría usted una técnica de cepillad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6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6];[.B256];[.C256];[.D256])" office:value-type="string" office:string-value="kable(prop.table(table(Estudiante$Pais, Estudiante$`9. ¿Recomendaría el uso de pasta dental a todos los pacientes adultos?`), 1)*100)" calcext:value-type="string">
            <text:p>kable(prop.table(table(Estudiante$Pais, Estudiante$`9. ¿Recomendaría el uso de pasta 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7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7];[.B257];[.C257];[.D257])" office:value-type="string" office:string-value="kable(prop.table(table(Estudiante$Pais, Estudiante$`10.a) Cuando recomienda pasta dental, ¿recomendaría usted un tipo de pasta dental?`), 1)*100)" calcext:value-type="string">
            <text:p>kable(prop.table(table(Estudiante$Pais, Estudiante$`10.a) Cuando recomienda pasta dental, ¿recomendaría usted un tipo de pasta dent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8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8];[.B258];[.C258];[.D258])" office:value-type="string" office:string-value="kable(prop.table(table(Estudiante$Pais, Estudiante$`10.b) Cuando recomienda pasta dental, ¿cual concentración de pasta dental recomendaría?`), 1)*100)" calcext:value-type="string">
            <text:p>kable(prop.table(table(Estudiante$Pais, Estudiante$`10.b) Cuando recomienda pasta dental, ¿cual concentración de pasta dental recomendarí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19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59];[.B259];[.C259];[.D259])" office:value-type="string" office:string-value="kable(prop.table(table(Estudiante$Pais, Estudiante$`10.c) Cuando recomienda pasta dental, ¿cuanta cantidad de pasta de dientes a utilizar cada vez?`), 1)*100)" calcext:value-type="string">
            <text:p>kable(prop.table(table(Estudiante$Pais, Estudiante$`10.c) Cuando recomienda pasta dental, ¿cuanta cantidad de pasta de dientes a utilizar cada vez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0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0];[.B260];[.C260];[.D260])" office:value-type="string" office:string-value="kable(prop.table(table(Estudiante$Pais, Estudiante$`10.d) Cuando recomienda pasta dental, ¿que tipo de enjuage recomendaría?`), 1)*100)" calcext:value-type="string">
            <text:p>kable(prop.table(table(Estudiante$Pais, Estudiante$`10.d) Cuando recomienda pasta dental, ¿que tipo de enjuage recomendarí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1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1];[.B261];[.C261];[.D261])" office:value-type="string" office:string-value="kable(prop.table(table(Estudiante$Pais, Estudiante$`11. ¿Recomendaría limpieza interdental a todos los pacientes adultos?`), 1)*100)" calcext:value-type="string">
            <text:p>kable(prop.table(table(Estudiante$Pais, Estudiante$`11. ¿Recomendaría limpieza interdental a todos los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2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2];[.B262];[.C262];[.D262])" office:value-type="string" office:string-value="kable(prop.table(table(Estudiante$Pais, Estudiante$`12.a) Cuando recomienda la limpieza interdental, ¿recomendaría un tipo de dispositivo interdental?`), 1)*100)" calcext:value-type="string">
            <text:p>kable(prop.table(table(Estudiante$Pais, Estudiante$`12.a) Cuando recomienda la limpieza interdental, ¿recomendaría un tipo de dispositivo interdental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3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3];[.B263];[.C263];[.D263])" office:value-type="string" office:string-value="kable(prop.table(table(Estudiante$Pais, Estudiante$`12.b) Cuando recomienda la limpieza interdental, ¿cada cuanto recomienda utilizarlo?`), 1)*100)" calcext:value-type="string">
            <text:p>kable(prop.table(table(Estudiante$Pais, Estudiante$`12.b) Cuando recomienda la limpieza interdental, ¿cada cuanto recomienda utilizarlo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4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4];[.B264];[.C264];[.D264])" office:value-type="string" office:string-value="kable(prop.table(table(Estudiante$Pais, Estudiante$`12.c) Cuando recomienda la limpieza interdental, ¿demostraría una técnica ?`), 1)*100)" calcext:value-type="string">
            <text:p>kable(prop.table(table(Estudiante$Pais, Estudiante$`12.c) Cuando recomienda la limpieza interdental, ¿demostraría una técnica 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5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5];[.B265];[.C265];[.D265])" office:value-type="string" office:string-value="kable(prop.table(table(Estudiante$Pais, Estudiante$` 13. La higiene oral juega un rol causal en muchas enfermedades orales.`), 1)*100)" calcext:value-type="string">
            <text:p>kable(prop.table(table(Estudiante$Pais, Estudiante$` 13. La higiene oral juega un rol causal en muchas enfermedades oral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6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6];[.B266];[.C266];[.D266])" office:value-type="string" office:string-value="kable(prop.table(table(Estudiante$Pais, Estudiante$` 14. La persona promedio de mi país tiene buena salud oral.`), 1)*100)" calcext:value-type="string">
            <text:p>kable(prop.table(table(Estudiante$Pais, Estudiante$` 14. La persona promedio de mi país tiene buena salud oral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7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7];[.B267];[.C267];[.D267])" office:value-type="string" office:string-value="kable(prop.table(table(Estudiante$Pais, Estudiante$` 15. Modificaciones a la higiene oral pueden prevenir muchas enfermedades oral.`), 1)*100)" calcext:value-type="string">
            <text:p>kable(prop.table(table(Estudiante$Pais, Estudiante$` 15. Modificaciones a la higiene oral pueden prevenir muchas enfermedades oral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8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8];[.B268];[.C268];[.D268])" office:value-type="string" office:string-value="kable(prop.table(table(Estudiante$Pais, Estudiante$` 16. La profilaxis profesional no tiene efecto sobre la salud oral de los individuos.`), 1)*100)" calcext:value-type="string">
            <text:p>kable(prop.table(table(Estudiante$Pais, Estudiante$` 16. La profilaxis profesional no tiene efecto sobre la salud oral de los individuo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29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69];[.B269];[.C269];[.D269])" office:value-type="string" office:string-value="kable(prop.table(table(Estudiante$Pais, Estudiante$` 17. Los dentistas no dan suficientes recomendaciones sobre higiene oral a sus pacientes.`), 1)*100)" calcext:value-type="string">
            <text:p>kable(prop.table(table(Estudiante$Pais, Estudiante$` 17. Los dentistas no dan suficientes recomendaciones sobre higiene oral a sus pacient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0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0];[.B270];[.C270];[.D270])" office:value-type="string" office:string-value="kable(prop.table(table(Estudiante$Pais, Estudiante$` 18. El personal dental (dentistas y auxiliares) desempeñan el mismo rol en brindar consejos de higiene oral a los pacientes.`), 1)*100)" calcext:value-type="string">
            <text:p>kable(prop.table(table(Estudiante$Pais, Estudiante$` 18. El personal dental (dentistas y auxiliares) desempeñan el mismo rol en brindar consejos de higiene oral a los paciente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1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1];[.B271];[.C271];[.D271])" office:value-type="string" office:string-value="kable(prop.table(table(Estudiante$Pais, Estudiante$` 19. Consejos de salud bucal contradictorios pueden tener un efecto negativo en el comportamiento, la motivación y las actitudes de un individuo.`), 1)*100)" calcext:value-type="string">
            <text:p>kable(prop.table(table(Estudiante$Pais, Estudiante$` 19. Consejos de salud bucal contradictorios pueden tener un efecto negativo en el comportamiento, la motivación y las actitudes de un individuo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2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2];[.B272];[.C272];[.D272])" office:value-type="string" office:string-value="kable(prop.table(table(Estudiante$Pais, Estudiante$` 20. La eliminación de las contradicciones en los mensajes de salud oral puede tener efectos positivos sobre la salud oral de los chilenos.`), 1)*100)" calcext:value-type="string">
            <text:p>kable(prop.table(table(Estudiante$Pais, Estudiante$` 20. La eliminación de las contradicciones en los mensajes de salud oral puede tener efectos positivos sobre la salud oral de los chileno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3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3];[.B273];[.C273];[.D273])" office:value-type="string" office:string-value="kable(prop.table(table(Estudiante$Pais, Estudiante$` 21. Existen contradicciones entre los mensajes de salud oral entregados por  dentistas y personal auxiliar odontológico.`), 1)*100)" calcext:value-type="string">
            <text:p>kable(prop.table(table(Estudiante$Pais, Estudiante$` 21. Existen contradicciones entre los mensajes de salud oral entregados por  dentistas y personal auxiliar odontológico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4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4];[.B274];[.C274];[.D274])" office:value-type="string" office:string-value="kable(prop.table(table(Estudiante$Pais, Estudiante$` 22. Mejores consejos preventivos de profesionales de la odontología puede tener efectos positivos significativos sobre la salud de las personas.`), 1)*100)" calcext:value-type="string">
            <text:p>kable(prop.table(table(Estudiante$Pais, Estudiante$` 22. Mejores consejos preventivos de profesionales de la odontología puede tener efectos positivos significativos sobre la salud de las personas.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5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5];[.B275];[.C275];[.D275])" office:value-type="string" office:string-value="kable(prop.table(table(Estudiante$Pais, Estudiante$`23. En promedio, ¿cuantas clases, prácticos, conferencias, seminarios o tutorías ha tenido en consejos de higiene oral para los pacientes?`), 1)*100)" calcext:value-type="string">
            <text:p>kable(prop.table(table(Estudiante$Pais, Estudiante$`23. En promedio, ¿cuantas clases, prácticos, conferencias, seminarios o tutorías ha tenido en consejos de higiene oral para los pacient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6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6];[.B276];[.C276];[.D276])" office:value-type="string" office:string-value="kable(prop.table(table(Estudiante$Pais, Estudiante$`24. ¿Siente que ha tenido suficiente formación en este aspecto de la atención al paciente y la prevención de enfermedades?`), 1)*100)" calcext:value-type="string">
            <text:p>kable(prop.table(table(Estudiante$Pais, Estudiante$`24. ¿Siente que ha tenido suficiente formación en este aspecto de la atención al paciente y la prevención de enfermedade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7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7];[.B277];[.C277];[.D277])" office:value-type="string" office:string-value="kable(prop.table(table(Estudiante$Pais, Estudiante$`25. En su opinión ¿qué formación adicional siente que es necesaria?`), 1)*100)" calcext:value-type="string">
            <text:p>kable(prop.table(table(Estudiante$Pais, Estudiante$`25. En su opinión ¿qué formación adicional siente que es necesaria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8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8];[.B278];[.C278];[.D278])" office:value-type="string" office:string-value="kable(prop.table(table(Estudiante$Pais, Estudiante$`26. ¿Se siente seguro/a en la actualidad entregando recomendaciones de higiene oral a pacientes adultos?`), 1)*100)" calcext:value-type="string">
            <text:p>kable(prop.table(table(Estudiante$Pais, Estudiante$`26. ¿Se siente seguro/a en la actualidad entregando recomendaciones de higiene oral a pacientes adultos?`), 1)*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le(prop.table(table(Estudiante$Pais, Estudiante$</text:p>
          </table:table-cell>
          <table:table-cell table:formula="of:=+[.B239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, 1)*100)</text:p>
          </table:table-cell>
          <table:table-cell/>
          <table:table-cell table:formula="of:=CONCATENATE([.A279];[.B279];[.C279];[.D279])" office:value-type="string" office:string-value="kable(prop.table(table(Estudiante$Pais, Estudiante$`27. ¿ Se siente seguro/a en la actualidad de ser capaz de modificar la higiene oral aconsejando a una persona?`), 1)*100)" calcext:value-type="string">
            <text:p>kable(prop.table(table(Estudiante$Pais, Estudiante$`27. ¿ Se siente seguro/a en la actualidad de ser capaz de modificar la higiene oral aconsejando a una persona?`), 1)*10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# Test estudian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3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2];[.B282];[.C282];[.D282])" office:value-type="string" office:string-value="chisq.test(table(Estudiante$Pais, Estudiante$`1. Entregaría recomendaciones de higiene oral a pacientes adultos`))" calcext:value-type="string">
            <text:p>chisq.test(table(Estudiante$Pais, Estudiante$`1. Entregaría recomendaciones de higiene oral a pacientes adultos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4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3];[.B283];[.C283];[.D283])" office:value-type="string" office:string-value="chisq.test(table(Estudiante$Pais, Estudiante$`2. Entregaría recomendaciones de higiene oral a pacientes adultos`))" calcext:value-type="string">
            <text:p>chisq.test(table(Estudiante$Pais, Estudiante$`2. Entregaría recomendaciones de higiene oral a pacientes adultos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5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4];[.B284];[.C284];[.D284])" office:value-type="string" office:string-value="chisq.test(table(Estudiante$Pais, Estudiante$`3. ¿Le entregaría recomendación de higiene oral a CADA paciente adulto?`))" calcext:value-type="string">
            <text:p>chisq.test(table(Estudiante$Pais, Estudiante$`3. ¿Le entregaría recomendación de higiene oral a CADA paciente adult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6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5];[.B285];[.C285];[.D285])" office:value-type="string" office:string-value="chisq.test(table(Estudiante$Pais, Estudiante$`4. ¿Cuánto tiempo dedicaría dando recomendaciones de higiene oral?`))" calcext:value-type="string">
            <text:p>chisq.test(table(Estudiante$Pais, Estudiante$`4. ¿Cuánto tiempo dedicaría dando recomendaciones de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7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6];[.B286];[.C286];[.D286])" office:value-type="string" office:string-value="chisq.test(table(Estudiante$Pais, Estudiante$`5. ¿Cómo entregaría sus consejos en higiene oral?`))" calcext:value-type="string">
            <text:p>chisq.test(table(Estudiante$Pais, Estudiante$`5. ¿Cómo entregaría sus consejos en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8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7];[.B287];[.C287];[.D287])" office:value-type="string" office:string-value="chisq.test(table(Estudiante$Pais, Estudiante$`6. ¿Recomendaría enjuague bucal fluoridado como parte de una rutina diaria de higiene oral?`))" calcext:value-type="string">
            <text:p>chisq.test(table(Estudiante$Pais, Estudiante$`6. ¿Recomendaría enjuague bucal fluoridado como parte de una rutina diaria de higiene or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49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8];[.B288];[.C288];[.D288])" office:value-type="string" office:string-value="chisq.test(table(Estudiante$Pais, Estudiante$`7. ¿Recomendaría el cepillado dental a todos los pacientes adultos?`))" calcext:value-type="string">
            <text:p>chisq.test(table(Estudiante$Pais, Estudiante$`7. ¿Recomendaría el cepillado 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0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89];[.B289];[.C289];[.D289])" office:value-type="string" office:string-value="chisq.test(table(Estudiante$Pais, Estudiante$`8.a) Cuando recomienda el cepillado dental, ¿recomendaría usted un tipo de cepillo?`))" calcext:value-type="string">
            <text:p>chisq.test(table(Estudiante$Pais, Estudiante$`8.a) Cuando recomienda el cepillado dental, ¿recomendaría usted un tipo de cepil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1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0];[.B290];[.C290];[.D290])" office:value-type="string" office:string-value="chisq.test(table(Estudiante$Pais, Estudiante$`8.b) Cuando recomienda el cepillado dental, ¿recomendaría usted tamaño de la cabeza del cepillo?`))" calcext:value-type="string">
            <text:p>chisq.test(table(Estudiante$Pais, Estudiante$`8.b) Cuando recomienda el cepillado dental, ¿recomendaría usted tamaño de la cabeza del cepil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2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1];[.B291];[.C291];[.D291])" office:value-type="string" office:string-value="chisq.test(table(Estudiante$Pais, Estudiante$`8.c) Cuando recomienda el cepillado dental, ¿con qué frecuencia recomendaría usted cambiar el cepillo de dientes?`))" calcext:value-type="string">
            <text:p>chisq.test(table(Estudiante$Pais, Estudiante$`8.c) Cuando recomienda el cepillado dental, ¿con qué frecuencia recomendaría usted cambiar el cepillo de dient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3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2];[.B292];[.C292];[.D292])" office:value-type="string" office:string-value="chisq.test(table(Estudiante$Pais, Estudiante$`8.d) Cuando recomienda el cepillado dental, ¿con qué frecuencia recomendaría usted cepillar diariamente?`))" calcext:value-type="string">
            <text:p>chisq.test(table(Estudiante$Pais, Estudiante$`8.d) Cuando recomienda el cepillado dental, ¿con qué frecuencia recomendaría usted cepillar diariamente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4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3];[.B293];[.C293];[.D293])" office:value-type="string" office:string-value="chisq.test(table(Estudiante$Pais, Estudiante$`8.e) Cuando recomienda el cepillado dental, ¿cuánto tiempo recomendaría usted para cepillar?`))" calcext:value-type="string">
            <text:p>chisq.test(table(Estudiante$Pais, Estudiante$`8.e) Cuando recomienda el cepillado dental, ¿cuánto tiempo recomendaría usted para cepillar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5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4];[.B294];[.C294];[.D294])" office:value-type="string" office:string-value="chisq.test(table(Estudiante$Pais, Estudiante$`8.f) Cuando recomienda el cepillado dental, ¿recomendaría usted una técnica de cepillado?`))" calcext:value-type="string">
            <text:p>chisq.test(table(Estudiante$Pais, Estudiante$`8.f) Cuando recomienda el cepillado dental, ¿recomendaría usted una técnica de cepillad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6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5];[.B295];[.C295];[.D295])" office:value-type="string" office:string-value="chisq.test(table(Estudiante$Pais, Estudiante$`9. ¿Recomendaría el uso de pasta dental a todos los pacientes adultos?`))" calcext:value-type="string">
            <text:p>chisq.test(table(Estudiante$Pais, Estudiante$`9. ¿Recomendaría el uso de pasta 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7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6];[.B296];[.C296];[.D296])" office:value-type="string" office:string-value="chisq.test(table(Estudiante$Pais, Estudiante$`10.a) Cuando recomienda pasta dental, ¿recomendaría usted un tipo de pasta dental?`))" calcext:value-type="string">
            <text:p>chisq.test(table(Estudiante$Pais, Estudiante$`10.a) Cuando recomienda pasta dental, ¿recomendaría usted un tipo de pasta dent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8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7];[.B297];[.C297];[.D297])" office:value-type="string" office:string-value="chisq.test(table(Estudiante$Pais, Estudiante$`10.b) Cuando recomienda pasta dental, ¿cual concentración de pasta dental recomendaría?`))" calcext:value-type="string">
            <text:p>chisq.test(table(Estudiante$Pais, Estudiante$`10.b) Cuando recomienda pasta dental, ¿cual concentración de pasta dental recomendarí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59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8];[.B298];[.C298];[.D298])" office:value-type="string" office:string-value="chisq.test(table(Estudiante$Pais, Estudiante$`10.c) Cuando recomienda pasta dental, ¿cuanta cantidad de pasta de dientes a utilizar cada vez?`))" calcext:value-type="string">
            <text:p>chisq.test(table(Estudiante$Pais, Estudiante$`10.c) Cuando recomienda pasta dental, ¿cuanta cantidad de pasta de dientes a utilizar cada vez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0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299];[.B299];[.C299];[.D299])" office:value-type="string" office:string-value="chisq.test(table(Estudiante$Pais, Estudiante$`10.d) Cuando recomienda pasta dental, ¿que tipo de enjuage recomendaría?`))" calcext:value-type="string">
            <text:p>chisq.test(table(Estudiante$Pais, Estudiante$`10.d) Cuando recomienda pasta dental, ¿que tipo de enjuage recomendarí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1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0];[.B300];[.C300];[.D300])" office:value-type="string" office:string-value="chisq.test(table(Estudiante$Pais, Estudiante$`11. ¿Recomendaría limpieza interdental a todos los pacientes adultos?`))" calcext:value-type="string">
            <text:p>chisq.test(table(Estudiante$Pais, Estudiante$`11. ¿Recomendaría limpieza interdental a todos los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2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1];[.B301];[.C301];[.D301])" office:value-type="string" office:string-value="chisq.test(table(Estudiante$Pais, Estudiante$`12.a) Cuando recomienda la limpieza interdental, ¿recomendaría un tipo de dispositivo interdental?`))" calcext:value-type="string">
            <text:p>chisq.test(table(Estudiante$Pais, Estudiante$`12.a) Cuando recomienda la limpieza interdental, ¿recomendaría un tipo de dispositivo interdental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3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2];[.B302];[.C302];[.D302])" office:value-type="string" office:string-value="chisq.test(table(Estudiante$Pais, Estudiante$`12.b) Cuando recomienda la limpieza interdental, ¿cada cuanto recomienda utilizarlo?`))" calcext:value-type="string">
            <text:p>chisq.test(table(Estudiante$Pais, Estudiante$`12.b) Cuando recomienda la limpieza interdental, ¿cada cuanto recomienda utilizarlo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4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3];[.B303];[.C303];[.D303])" office:value-type="string" office:string-value="chisq.test(table(Estudiante$Pais, Estudiante$`12.c) Cuando recomienda la limpieza interdental, ¿demostraría una técnica ?`))" calcext:value-type="string">
            <text:p>chisq.test(table(Estudiante$Pais, Estudiante$`12.c) Cuando recomienda la limpieza interdental, ¿demostraría una técnica 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5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4];[.B304];[.C304];[.D304])" office:value-type="string" office:string-value="chisq.test(table(Estudiante$Pais, Estudiante$` 13. La higiene oral juega un rol causal en muchas enfermedades orales.`))" calcext:value-type="string">
            <text:p>chisq.test(table(Estudiante$Pais, Estudiante$` 13. La higiene oral juega un rol causal en muchas enfermedades oral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6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5];[.B305];[.C305];[.D305])" office:value-type="string" office:string-value="chisq.test(table(Estudiante$Pais, Estudiante$` 14. La persona promedio de mi país tiene buena salud oral.`))" calcext:value-type="string">
            <text:p>chisq.test(table(Estudiante$Pais, Estudiante$` 14. La persona promedio de mi país tiene buena salud oral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7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6];[.B306];[.C306];[.D306])" office:value-type="string" office:string-value="chisq.test(table(Estudiante$Pais, Estudiante$` 15. Modificaciones a la higiene oral pueden prevenir muchas enfermedades oral.`))" calcext:value-type="string">
            <text:p>chisq.test(table(Estudiante$Pais, Estudiante$` 15. Modificaciones a la higiene oral pueden prevenir muchas enfermedades oral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8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7];[.B307];[.C307];[.D307])" office:value-type="string" office:string-value="chisq.test(table(Estudiante$Pais, Estudiante$` 16. La profilaxis profesional no tiene efecto sobre la salud oral de los individuos.`))" calcext:value-type="string">
            <text:p>chisq.test(table(Estudiante$Pais, Estudiante$` 16. La profilaxis profesional no tiene efecto sobre la salud oral de los individuo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69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8];[.B308];[.C308];[.D308])" office:value-type="string" office:string-value="chisq.test(table(Estudiante$Pais, Estudiante$` 17. Los dentistas no dan suficientes recomendaciones sobre higiene oral a sus pacientes.`))" calcext:value-type="string">
            <text:p>chisq.test(table(Estudiante$Pais, Estudiante$` 17. Los dentistas no dan suficientes recomendaciones sobre higiene oral a sus pacient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0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09];[.B309];[.C309];[.D309])" office:value-type="string" office:string-value="chisq.test(table(Estudiante$Pais, Estudiante$` 18. El personal dental (dentistas y auxiliares) desempeñan el mismo rol en brindar consejos de higiene oral a los pacientes.`))" calcext:value-type="string">
            <text:p>chisq.test(table(Estudiante$Pais, Estudiante$` 18. El personal dental (dentistas y auxiliares) desempeñan el mismo rol en brindar consejos de higiene oral a los paciente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1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0];[.B310];[.C310];[.D310])" office:value-type="string" office:string-value="chisq.test(table(Estudiante$Pais, Estudiante$` 19. Consejos de salud bucal contradictorios pueden tener un efecto negativo en el comportamiento, la motivación y las actitudes de un individuo.`))" calcext:value-type="string">
            <text:p>chisq.test(table(Estudiante$Pais, Estudiante$` 19. Consejos de salud bucal contradictorios pueden tener un efecto negativo en el comportamiento, la motivación y las actitudes de un individuo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2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1];[.B311];[.C311];[.D311])" office:value-type="string" office:string-value="chisq.test(table(Estudiante$Pais, Estudiante$` 20. La eliminación de las contradicciones en los mensajes de salud oral puede tener efectos positivos sobre la salud oral de los chilenos.`))" calcext:value-type="string">
            <text:p>chisq.test(table(Estudiante$Pais, Estudiante$` 20. La eliminación de las contradicciones en los mensajes de salud oral puede tener efectos positivos sobre la salud oral de los chileno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3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2];[.B312];[.C312];[.D312])" office:value-type="string" office:string-value="chisq.test(table(Estudiante$Pais, Estudiante$` 21. Existen contradicciones entre los mensajes de salud oral entregados por  dentistas y personal auxiliar odontológico.`))" calcext:value-type="string">
            <text:p>chisq.test(table(Estudiante$Pais, Estudiante$` 21. Existen contradicciones entre los mensajes de salud oral entregados por  dentistas y personal auxiliar odontológico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4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3];[.B313];[.C313];[.D313])" office:value-type="string" office:string-value="chisq.test(table(Estudiante$Pais, Estudiante$` 22. Mejores consejos preventivos de profesionales de la odontología puede tener efectos positivos significativos sobre la salud de las personas.`))" calcext:value-type="string">
            <text:p>chisq.test(table(Estudiante$Pais, Estudiante$` 22. Mejores consejos preventivos de profesionales de la odontología puede tener efectos positivos significativos sobre la salud de las personas.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5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4];[.B314];[.C314];[.D314])" office:value-type="string" office:string-value="chisq.test(table(Estudiante$Pais, Estudiante$`23. En promedio, ¿cuantas clases, prácticos, conferencias, seminarios o tutorías ha tenido en consejos de higiene oral para los pacientes?`))" calcext:value-type="string">
            <text:p>chisq.test(table(Estudiante$Pais, Estudiante$`23. En promedio, ¿cuantas clases, prácticos, conferencias, seminarios o tutorías ha tenido en consejos de higiene oral para los pacient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6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5];[.B315];[.C315];[.D315])" office:value-type="string" office:string-value="chisq.test(table(Estudiante$Pais, Estudiante$`24. ¿Siente que ha tenido suficiente formación en este aspecto de la atención al paciente y la prevención de enfermedades?`))" calcext:value-type="string">
            <text:p>chisq.test(table(Estudiante$Pais, Estudiante$`24. ¿Siente que ha tenido suficiente formación en este aspecto de la atención al paciente y la prevención de enfermedade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7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6];[.B316];[.C316];[.D316])" office:value-type="string" office:string-value="chisq.test(table(Estudiante$Pais, Estudiante$`25. En su opinión ¿qué formación adicional siente que es necesaria?`))" calcext:value-type="string">
            <text:p>chisq.test(table(Estudiante$Pais, Estudiante$`25. En su opinión ¿qué formación adicional siente que es necesaria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8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7];[.B317];[.C317];[.D317])" office:value-type="string" office:string-value="chisq.test(table(Estudiante$Pais, Estudiante$`26. ¿Se siente seguro/a en la actualidad entregando recomendaciones de higiene oral a pacientes adultos?`))" calcext:value-type="string">
            <text:p>chisq.test(table(Estudiante$Pais, Estudiante$`26. ¿Se siente seguro/a en la actualidad entregando recomendaciones de higiene oral a pacientes adultos?`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q.test(table(Estudiante$Pais, Estudiante$</text:p>
          </table:table-cell>
          <table:table-cell table:formula="of:=+[.B279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)</text:p>
          </table:table-cell>
          <table:table-cell/>
          <table:table-cell table:formula="of:=CONCATENATE([.A318];[.B318];[.C318];[.D318])" office:value-type="string" office:string-value="chisq.test(table(Estudiante$Pais, Estudiante$`27. ¿ Se siente seguro/a en la actualidad de ser capaz de modificar la higiene oral aconsejando a una persona?`))" calcext:value-type="string">
            <text:p>chisq.test(table(Estudiante$Pais, Estudiante$`27. ¿ Se siente seguro/a en la actualidad de ser capaz de modificar la higiene oral aconsejando a una persona?`)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# Graficos estudian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2]" office:value-type="string" office:string-value="`1. Entregaría recomendaciones de higiene oral a pacientes adultos`" calcext:value-type="string">
            <text:p>`1. Entregaría recomendaciones de higiene oral a pacientes adultos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2];[.B322];[.C322];[.D322])" office:value-type="string" office:string-value="mosaicplot(table(Estudiante$Pais, Estudiante$`1. Entregaría recomendaciones de higiene oral a pacientes adultos`), shade = T)" calcext:value-type="string">
            <text:p>mosaicplot(table(Estudiante$Pais, Estudiante$`1. Entregaría recomendaciones de higiene oral a pacientes adultos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3]" office:value-type="string" office:string-value="`2. Entregaría recomendaciones de higiene oral a pacientes adultos`" calcext:value-type="string">
            <text:p>`2. Entregaría recomendaciones de higiene oral a pacientes adultos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3];[.B323];[.C323];[.D323])" office:value-type="string" office:string-value="mosaicplot(table(Estudiante$Pais, Estudiante$`2. Entregaría recomendaciones de higiene oral a pacientes adultos`), shade = T)" calcext:value-type="string">
            <text:p>mosaicplot(table(Estudiante$Pais, Estudiante$`2. Entregaría recomendaciones de higiene oral a pacientes adultos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4]" office:value-type="string" office:string-value="`3. ¿Le entregaría recomendación de higiene oral a CADA paciente adulto?`" calcext:value-type="string">
            <text:p>`3. ¿Le entregaría recomendación de higiene oral a CADA paciente adult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4];[.B324];[.C324];[.D324])" office:value-type="string" office:string-value="mosaicplot(table(Estudiante$Pais, Estudiante$`3. ¿Le entregaría recomendación de higiene oral a CADA paciente adulto?`), shade = T)" calcext:value-type="string">
            <text:p>mosaicplot(table(Estudiante$Pais, Estudiante$`3. ¿Le entregaría recomendación de higiene oral a CADA paciente adult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5]" office:value-type="string" office:string-value="`4. ¿Cuánto tiempo dedicaría dando recomendaciones de higiene oral?`" calcext:value-type="string">
            <text:p>`4. ¿Cuánto tiempo dedicaría dando recomendaciones de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5];[.B325];[.C325];[.D325])" office:value-type="string" office:string-value="mosaicplot(table(Estudiante$Pais, Estudiante$`4. ¿Cuánto tiempo dedicaría dando recomendaciones de higiene oral?`), shade = T)" calcext:value-type="string">
            <text:p>mosaicplot(table(Estudiante$Pais, Estudiante$`4. ¿Cuánto tiempo dedicaría dando recomendaciones de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6]" office:value-type="string" office:string-value="`5. ¿Cómo entregaría sus consejos en higiene oral?`" calcext:value-type="string">
            <text:p>`5. ¿Cómo entregaría sus consejos en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6];[.B326];[.C326];[.D326])" office:value-type="string" office:string-value="mosaicplot(table(Estudiante$Pais, Estudiante$`5. ¿Cómo entregaría sus consejos en higiene oral?`), shade = T)" calcext:value-type="string">
            <text:p>mosaicplot(table(Estudiante$Pais, Estudiante$`5. ¿Cómo entregaría sus consejos en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7]" office:value-type="string" office:string-value="`6. ¿Recomendaría enjuague bucal fluoridado como parte de una rutina diaria de higiene oral?`" calcext:value-type="string">
            <text:p>`6. ¿Recomendaría enjuague bucal fluoridado como parte de una rutina diaria de higiene or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7];[.B327];[.C327];[.D327])" office:value-type="string" office:string-value="mosaicplot(table(Estudiante$Pais, Estudiante$`6. ¿Recomendaría enjuague bucal fluoridado como parte de una rutina diaria de higiene oral?`), shade = T)" calcext:value-type="string">
            <text:p>mosaicplot(table(Estudiante$Pais, Estudiante$`6. ¿Recomendaría enjuague bucal fluoridado como parte de una rutina diaria de higiene or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8]" office:value-type="string" office:string-value="`7. ¿Recomendaría el cepillado dental a todos los pacientes adultos?`" calcext:value-type="string">
            <text:p>`7. ¿Recomendaría el cepillado 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8];[.B328];[.C328];[.D328])" office:value-type="string" office:string-value="mosaicplot(table(Estudiante$Pais, Estudiante$`7. ¿Recomendaría el cepillado dental a todos los pacientes adultos?`), shade = T)" calcext:value-type="string">
            <text:p>mosaicplot(table(Estudiante$Pais, Estudiante$`7. ¿Recomendaría el cepillado 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89]" office:value-type="string" office:string-value="`8.a) Cuando recomienda el cepillado dental, ¿recomendaría usted un tipo de cepillo?`" calcext:value-type="string">
            <text:p>`8.a) Cuando recomienda el cepillado dental, ¿recomendaría usted un tipo de cepil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29];[.B329];[.C329];[.D329])" office:value-type="string" office:string-value="mosaicplot(table(Estudiante$Pais, Estudiante$`8.a) Cuando recomienda el cepillado dental, ¿recomendaría usted un tipo de cepillo?`), shade = T)" calcext:value-type="string">
            <text:p>mosaicplot(table(Estudiante$Pais, Estudiante$`8.a) Cuando recomienda el cepillado dental, ¿recomendaría usted un tipo de cepil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0]" office:value-type="string" office:string-value="`8.b) Cuando recomienda el cepillado dental, ¿recomendaría usted tamaño de la cabeza del cepillo?`" calcext:value-type="string">
            <text:p>`8.b) Cuando recomienda el cepillado dental, ¿recomendaría usted tamaño de la cabeza del cepil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0];[.B330];[.C330];[.D330])" office:value-type="string" office:string-value="mosaicplot(table(Estudiante$Pais, Estudiante$`8.b) Cuando recomienda el cepillado dental, ¿recomendaría usted tamaño de la cabeza del cepillo?`), shade = T)" calcext:value-type="string">
            <text:p>mosaicplot(table(Estudiante$Pais, Estudiante$`8.b) Cuando recomienda el cepillado dental, ¿recomendaría usted tamaño de la cabeza del cepil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1]" office:value-type="string" office:string-value="`8.c) Cuando recomienda el cepillado dental, ¿con qué frecuencia recomendaría usted cambiar el cepillo de dientes?`" calcext:value-type="string">
            <text:p>`8.c) Cuando recomienda el cepillado dental, ¿con qué frecuencia recomendaría usted cambiar el cepillo de dient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1];[.B331];[.C331];[.D331])" office:value-type="string" office:string-value="mosaicplot(table(Estudiante$Pais, Estudiante$`8.c) Cuando recomienda el cepillado dental, ¿con qué frecuencia recomendaría usted cambiar el cepillo de dientes?`), shade = T)" calcext:value-type="string">
            <text:p>mosaicplot(table(Estudiante$Pais, Estudiante$`8.c) Cuando recomienda el cepillado dental, ¿con qué frecuencia recomendaría usted cambiar el cepillo de dient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2]" office:value-type="string" office:string-value="`8.d) Cuando recomienda el cepillado dental, ¿con qué frecuencia recomendaría usted cepillar diariamente?`" calcext:value-type="string">
            <text:p>`8.d) Cuando recomienda el cepillado dental, ¿con qué frecuencia recomendaría usted cepillar diariamente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2];[.B332];[.C332];[.D332])" office:value-type="string" office:string-value="mosaicplot(table(Estudiante$Pais, Estudiante$`8.d) Cuando recomienda el cepillado dental, ¿con qué frecuencia recomendaría usted cepillar diariamente?`), shade = T)" calcext:value-type="string">
            <text:p>mosaicplot(table(Estudiante$Pais, Estudiante$`8.d) Cuando recomienda el cepillado dental, ¿con qué frecuencia recomendaría usted cepillar diariamente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3]" office:value-type="string" office:string-value="`8.e) Cuando recomienda el cepillado dental, ¿cuánto tiempo recomendaría usted para cepillar?`" calcext:value-type="string">
            <text:p>`8.e) Cuando recomienda el cepillado dental, ¿cuánto tiempo recomendaría usted para cepillar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3];[.B333];[.C333];[.D333])" office:value-type="string" office:string-value="mosaicplot(table(Estudiante$Pais, Estudiante$`8.e) Cuando recomienda el cepillado dental, ¿cuánto tiempo recomendaría usted para cepillar?`), shade = T)" calcext:value-type="string">
            <text:p>mosaicplot(table(Estudiante$Pais, Estudiante$`8.e) Cuando recomienda el cepillado dental, ¿cuánto tiempo recomendaría usted para cepillar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4]" office:value-type="string" office:string-value="`8.f) Cuando recomienda el cepillado dental, ¿recomendaría usted una técnica de cepillado?`" calcext:value-type="string">
            <text:p>`8.f) Cuando recomienda el cepillado dental, ¿recomendaría usted una técnica de cepillad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4];[.B334];[.C334];[.D334])" office:value-type="string" office:string-value="mosaicplot(table(Estudiante$Pais, Estudiante$`8.f) Cuando recomienda el cepillado dental, ¿recomendaría usted una técnica de cepillado?`), shade = T)" calcext:value-type="string">
            <text:p>mosaicplot(table(Estudiante$Pais, Estudiante$`8.f) Cuando recomienda el cepillado dental, ¿recomendaría usted una técnica de cepillad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5]" office:value-type="string" office:string-value="`9. ¿Recomendaría el uso de pasta dental a todos los pacientes adultos?`" calcext:value-type="string">
            <text:p>`9. ¿Recomendaría el uso de pasta 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5];[.B335];[.C335];[.D335])" office:value-type="string" office:string-value="mosaicplot(table(Estudiante$Pais, Estudiante$`9. ¿Recomendaría el uso de pasta dental a todos los pacientes adultos?`), shade = T)" calcext:value-type="string">
            <text:p>mosaicplot(table(Estudiante$Pais, Estudiante$`9. ¿Recomendaría el uso de pasta 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6]" office:value-type="string" office:string-value="`10.a) Cuando recomienda pasta dental, ¿recomendaría usted un tipo de pasta dental?`" calcext:value-type="string">
            <text:p>`10.a) Cuando recomienda pasta dental, ¿recomendaría usted un tipo de pasta dent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6];[.B336];[.C336];[.D336])" office:value-type="string" office:string-value="mosaicplot(table(Estudiante$Pais, Estudiante$`10.a) Cuando recomienda pasta dental, ¿recomendaría usted un tipo de pasta dental?`), shade = T)" calcext:value-type="string">
            <text:p>mosaicplot(table(Estudiante$Pais, Estudiante$`10.a) Cuando recomienda pasta dental, ¿recomendaría usted un tipo de pasta dent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7]" office:value-type="string" office:string-value="`10.b) Cuando recomienda pasta dental, ¿cual concentración de pasta dental recomendaría?`" calcext:value-type="string">
            <text:p>`10.b) Cuando recomienda pasta dental, ¿cual concentración de pasta dental recomendarí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7];[.B337];[.C337];[.D337])" office:value-type="string" office:string-value="mosaicplot(table(Estudiante$Pais, Estudiante$`10.b) Cuando recomienda pasta dental, ¿cual concentración de pasta dental recomendaría?`), shade = T)" calcext:value-type="string">
            <text:p>mosaicplot(table(Estudiante$Pais, Estudiante$`10.b) Cuando recomienda pasta dental, ¿cual concentración de pasta dental recomendarí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8]" office:value-type="string" office:string-value="`10.c) Cuando recomienda pasta dental, ¿cuanta cantidad de pasta de dientes a utilizar cada vez?`" calcext:value-type="string">
            <text:p>`10.c) Cuando recomienda pasta dental, ¿cuanta cantidad de pasta de dientes a utilizar cada vez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8];[.B338];[.C338];[.D338])" office:value-type="string" office:string-value="mosaicplot(table(Estudiante$Pais, Estudiante$`10.c) Cuando recomienda pasta dental, ¿cuanta cantidad de pasta de dientes a utilizar cada vez?`), shade = T)" calcext:value-type="string">
            <text:p>mosaicplot(table(Estudiante$Pais, Estudiante$`10.c) Cuando recomienda pasta dental, ¿cuanta cantidad de pasta de dientes a utilizar cada vez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299]" office:value-type="string" office:string-value="`10.d) Cuando recomienda pasta dental, ¿que tipo de enjuage recomendaría?`" calcext:value-type="string">
            <text:p>`10.d) Cuando recomienda pasta dental, ¿que tipo de enjuage recomendarí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39];[.B339];[.C339];[.D339])" office:value-type="string" office:string-value="mosaicplot(table(Estudiante$Pais, Estudiante$`10.d) Cuando recomienda pasta dental, ¿que tipo de enjuage recomendaría?`), shade = T)" calcext:value-type="string">
            <text:p>mosaicplot(table(Estudiante$Pais, Estudiante$`10.d) Cuando recomienda pasta dental, ¿que tipo de enjuage recomendarí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0]" office:value-type="string" office:string-value="`11. ¿Recomendaría limpieza interdental a todos los pacientes adultos?`" calcext:value-type="string">
            <text:p>`11. ¿Recomendaría limpieza interdental a todos los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0];[.B340];[.C340];[.D340])" office:value-type="string" office:string-value="mosaicplot(table(Estudiante$Pais, Estudiante$`11. ¿Recomendaría limpieza interdental a todos los pacientes adultos?`), shade = T)" calcext:value-type="string">
            <text:p>mosaicplot(table(Estudiante$Pais, Estudiante$`11. ¿Recomendaría limpieza interdental a todos los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1]" office:value-type="string" office:string-value="`12.a) Cuando recomienda la limpieza interdental, ¿recomendaría un tipo de dispositivo interdental?`" calcext:value-type="string">
            <text:p>`12.a) Cuando recomienda la limpieza interdental, ¿recomendaría un tipo de dispositivo interdental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1];[.B341];[.C341];[.D341])" office:value-type="string" office:string-value="mosaicplot(table(Estudiante$Pais, Estudiante$`12.a) Cuando recomienda la limpieza interdental, ¿recomendaría un tipo de dispositivo interdental?`), shade = T)" calcext:value-type="string">
            <text:p>mosaicplot(table(Estudiante$Pais, Estudiante$`12.a) Cuando recomienda la limpieza interdental, ¿recomendaría un tipo de dispositivo interdental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2]" office:value-type="string" office:string-value="`12.b) Cuando recomienda la limpieza interdental, ¿cada cuanto recomienda utilizarlo?`" calcext:value-type="string">
            <text:p>`12.b) Cuando recomienda la limpieza interdental, ¿cada cuanto recomienda utilizarlo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2];[.B342];[.C342];[.D342])" office:value-type="string" office:string-value="mosaicplot(table(Estudiante$Pais, Estudiante$`12.b) Cuando recomienda la limpieza interdental, ¿cada cuanto recomienda utilizarlo?`), shade = T)" calcext:value-type="string">
            <text:p>mosaicplot(table(Estudiante$Pais, Estudiante$`12.b) Cuando recomienda la limpieza interdental, ¿cada cuanto recomienda utilizarlo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3]" office:value-type="string" office:string-value="`12.c) Cuando recomienda la limpieza interdental, ¿demostraría una técnica ?`" calcext:value-type="string">
            <text:p>`12.c) Cuando recomienda la limpieza interdental, ¿demostraría una técnica 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3];[.B343];[.C343];[.D343])" office:value-type="string" office:string-value="mosaicplot(table(Estudiante$Pais, Estudiante$`12.c) Cuando recomienda la limpieza interdental, ¿demostraría una técnica ?`), shade = T)" calcext:value-type="string">
            <text:p>mosaicplot(table(Estudiante$Pais, Estudiante$`12.c) Cuando recomienda la limpieza interdental, ¿demostraría una técnica 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4]" office:value-type="string" office:string-value="` 13. La higiene oral juega un rol causal en muchas enfermedades orales.`" calcext:value-type="string">
            <text:p>` 13. La higiene oral juega un rol causal en muchas enfermedades oral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4];[.B344];[.C344];[.D344])" office:value-type="string" office:string-value="mosaicplot(table(Estudiante$Pais, Estudiante$` 13. La higiene oral juega un rol causal en muchas enfermedades orales.`), shade = T)" calcext:value-type="string">
            <text:p>mosaicplot(table(Estudiante$Pais, Estudiante$` 13. La higiene oral juega un rol causal en muchas enfermedades oral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5]" office:value-type="string" office:string-value="` 14. La persona promedio de mi país tiene buena salud oral.`" calcext:value-type="string">
            <text:p>` 14. La persona promedio de mi país tiene buena salud oral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5];[.B345];[.C345];[.D345])" office:value-type="string" office:string-value="mosaicplot(table(Estudiante$Pais, Estudiante$` 14. La persona promedio de mi país tiene buena salud oral.`), shade = T)" calcext:value-type="string">
            <text:p>mosaicplot(table(Estudiante$Pais, Estudiante$` 14. La persona promedio de mi país tiene buena salud oral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6]" office:value-type="string" office:string-value="` 15. Modificaciones a la higiene oral pueden prevenir muchas enfermedades oral.`" calcext:value-type="string">
            <text:p>` 15. Modificaciones a la higiene oral pueden prevenir muchas enfermedades oral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6];[.B346];[.C346];[.D346])" office:value-type="string" office:string-value="mosaicplot(table(Estudiante$Pais, Estudiante$` 15. Modificaciones a la higiene oral pueden prevenir muchas enfermedades oral.`), shade = T)" calcext:value-type="string">
            <text:p>mosaicplot(table(Estudiante$Pais, Estudiante$` 15. Modificaciones a la higiene oral pueden prevenir muchas enfermedades oral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7]" office:value-type="string" office:string-value="` 16. La profilaxis profesional no tiene efecto sobre la salud oral de los individuos.`" calcext:value-type="string">
            <text:p>` 16. La profilaxis profesional no tiene efecto sobre la salud oral de los individuo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7];[.B347];[.C347];[.D347])" office:value-type="string" office:string-value="mosaicplot(table(Estudiante$Pais, Estudiante$` 16. La profilaxis profesional no tiene efecto sobre la salud oral de los individuos.`), shade = T)" calcext:value-type="string">
            <text:p>mosaicplot(table(Estudiante$Pais, Estudiante$` 16. La profilaxis profesional no tiene efecto sobre la salud oral de los individuo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8]" office:value-type="string" office:string-value="` 17. Los dentistas no dan suficientes recomendaciones sobre higiene oral a sus pacientes.`" calcext:value-type="string">
            <text:p>` 17. Los dentistas no dan suficientes recomendaciones sobre higiene oral a sus pacient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8];[.B348];[.C348];[.D348])" office:value-type="string" office:string-value="mosaicplot(table(Estudiante$Pais, Estudiante$` 17. Los dentistas no dan suficientes recomendaciones sobre higiene oral a sus pacientes.`), shade = T)" calcext:value-type="string">
            <text:p>mosaicplot(table(Estudiante$Pais, Estudiante$` 17. Los dentistas no dan suficientes recomendaciones sobre higiene oral a sus pacient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09]" office:value-type="string" office:string-value="` 18. El personal dental (dentistas y auxiliares) desempeñan el mismo rol en brindar consejos de higiene oral a los pacientes.`" calcext:value-type="string">
            <text:p>` 18. El personal dental (dentistas y auxiliares) desempeñan el mismo rol en brindar consejos de higiene oral a los paciente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49];[.B349];[.C349];[.D349])" office:value-type="string" office:string-value="mosaicplot(table(Estudiante$Pais, Estudiante$` 18. El personal dental (dentistas y auxiliares) desempeñan el mismo rol en brindar consejos de higiene oral a los pacientes.`), shade = T)" calcext:value-type="string">
            <text:p>mosaicplot(table(Estudiante$Pais, Estudiante$` 18. El personal dental (dentistas y auxiliares) desempeñan el mismo rol en brindar consejos de higiene oral a los paciente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0]" office:value-type="string" office:string-value="` 19. Consejos de salud bucal contradictorios pueden tener un efecto negativo en el comportamiento, la motivación y las actitudes de un individuo.`" calcext:value-type="string">
            <text:p>` 19. Consejos de salud bucal contradictorios pueden tener un efecto negativo en el comportamiento, la motivación y las actitudes de un individuo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0];[.B350];[.C350];[.D350])" office:value-type="string" office:string-value="mosaicplot(table(Estudiante$Pais, Estudiante$` 19. Consejos de salud bucal contradictorios pueden tener un efecto negativo en el comportamiento, la motivación y las actitudes de un individuo.`), shade = T)" calcext:value-type="string">
            <text:p>mosaicplot(table(Estudiante$Pais, Estudiante$` 19. Consejos de salud bucal contradictorios pueden tener un efecto negativo en el comportamiento, la motivación y las actitudes de un individuo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1]" office:value-type="string" office:string-value="` 20. La eliminación de las contradicciones en los mensajes de salud oral puede tener efectos positivos sobre la salud oral de los chilenos.`" calcext:value-type="string">
            <text:p>` 20. La eliminación de las contradicciones en los mensajes de salud oral puede tener efectos positivos sobre la salud oral de los chileno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1];[.B351];[.C351];[.D351])" office:value-type="string" office:string-value="mosaicplot(table(Estudiante$Pais, Estudiante$` 20. La eliminación de las contradicciones en los mensajes de salud oral puede tener efectos positivos sobre la salud oral de los chilenos.`), shade = T)" calcext:value-type="string">
            <text:p>mosaicplot(table(Estudiante$Pais, Estudiante$` 20. La eliminación de las contradicciones en los mensajes de salud oral puede tener efectos positivos sobre la salud oral de los chileno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2]" office:value-type="string" office:string-value="` 21. Existen contradicciones entre los mensajes de salud oral entregados por  dentistas y personal auxiliar odontológico.`" calcext:value-type="string">
            <text:p>` 21. Existen contradicciones entre los mensajes de salud oral entregados por  dentistas y personal auxiliar odontológico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2];[.B352];[.C352];[.D352])" office:value-type="string" office:string-value="mosaicplot(table(Estudiante$Pais, Estudiante$` 21. Existen contradicciones entre los mensajes de salud oral entregados por  dentistas y personal auxiliar odontológico.`), shade = T)" calcext:value-type="string">
            <text:p>mosaicplot(table(Estudiante$Pais, Estudiante$` 21. Existen contradicciones entre los mensajes de salud oral entregados por  dentistas y personal auxiliar odontológico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3]" office:value-type="string" office:string-value="` 22. Mejores consejos preventivos de profesionales de la odontología puede tener efectos positivos significativos sobre la salud de las personas.`" calcext:value-type="string">
            <text:p>` 22. Mejores consejos preventivos de profesionales de la odontología puede tener efectos positivos significativos sobre la salud de las personas.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3];[.B353];[.C353];[.D353])" office:value-type="string" office:string-value="mosaicplot(table(Estudiante$Pais, Estudiante$` 22. Mejores consejos preventivos de profesionales de la odontología puede tener efectos positivos significativos sobre la salud de las personas.`), shade = T)" calcext:value-type="string">
            <text:p>mosaicplot(table(Estudiante$Pais, Estudiante$` 22. Mejores consejos preventivos de profesionales de la odontología puede tener efectos positivos significativos sobre la salud de las personas.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4]" office:value-type="string" office:string-value="`23. En promedio, ¿cuantas clases, prácticos, conferencias, seminarios o tutorías ha tenido en consejos de higiene oral para los pacientes?`" calcext:value-type="string">
            <text:p>`23. En promedio, ¿cuantas clases, prácticos, conferencias, seminarios o tutorías ha tenido en consejos de higiene oral para los pacient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4];[.B354];[.C354];[.D354])" office:value-type="string" office:string-value="mosaicplot(table(Estudiante$Pais, Estudiante$`23. En promedio, ¿cuantas clases, prácticos, conferencias, seminarios o tutorías ha tenido en consejos de higiene oral para los pacientes?`), shade = T)" calcext:value-type="string">
            <text:p>mosaicplot(table(Estudiante$Pais, Estudiante$`23. En promedio, ¿cuantas clases, prácticos, conferencias, seminarios o tutorías ha tenido en consejos de higiene oral para los pacient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5]" office:value-type="string" office:string-value="`24. ¿Siente que ha tenido suficiente formación en este aspecto de la atención al paciente y la prevención de enfermedades?`" calcext:value-type="string">
            <text:p>`24. ¿Siente que ha tenido suficiente formación en este aspecto de la atención al paciente y la prevención de enfermedade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5];[.B355];[.C355];[.D355])" office:value-type="string" office:string-value="mosaicplot(table(Estudiante$Pais, Estudiante$`24. ¿Siente que ha tenido suficiente formación en este aspecto de la atención al paciente y la prevención de enfermedades?`), shade = T)" calcext:value-type="string">
            <text:p>mosaicplot(table(Estudiante$Pais, Estudiante$`24. ¿Siente que ha tenido suficiente formación en este aspecto de la atención al paciente y la prevención de enfermedade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6]" office:value-type="string" office:string-value="`25. En su opinión ¿qué formación adicional siente que es necesaria?`" calcext:value-type="string">
            <text:p>`25. En su opinión ¿qué formación adicional siente que es necesari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6];[.B356];[.C356];[.D356])" office:value-type="string" office:string-value="mosaicplot(table(Estudiante$Pais, Estudiante$`25. En su opinión ¿qué formación adicional siente que es necesaria?`), shade = T)" calcext:value-type="string">
            <text:p>mosaicplot(table(Estudiante$Pais, Estudiante$`25. En su opinión ¿qué formación adicional siente que es necesaria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7]" office:value-type="string" office:string-value="`26. ¿Se siente seguro/a en la actualidad entregando recomendaciones de higiene oral a pacientes adultos?`" calcext:value-type="string">
            <text:p>`26. ¿Se siente seguro/a en la actualidad entregando recomendaciones de higiene oral a pacientes adultos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7];[.B357];[.C357];[.D357])" office:value-type="string" office:string-value="mosaicplot(table(Estudiante$Pais, Estudiante$`26. ¿Se siente seguro/a en la actualidad entregando recomendaciones de higiene oral a pacientes adultos?`), shade = T)" calcext:value-type="string">
            <text:p>mosaicplot(table(Estudiante$Pais, Estudiante$`26. ¿Se siente seguro/a en la actualidad entregando recomendaciones de higiene oral a pacientes adultos?`), shade = 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aicplot(table(Estudiante$Pais, Estudiante$</text:p>
          </table:table-cell>
          <table:table-cell table:formula="of:=+[.B318]" office:value-type="string" office:string-value="`27. ¿ Se siente seguro/a en la actualidad de ser capaz de modificar la higiene oral aconsejando a una persona?`" calcext:value-type="string">
            <text:p>`27. ¿ Se siente seguro/a en la actualidad de ser capaz de modificar la higiene oral aconsejando a una persona?`</text:p>
          </table:table-cell>
          <table:table-cell office:value-type="string" calcext:value-type="string">
            <text:p>), shade = T)</text:p>
          </table:table-cell>
          <table:table-cell/>
          <table:table-cell table:formula="of:=CONCATENATE([.A358];[.B358];[.C358];[.D358])" office:value-type="string" office:string-value="mosaicplot(table(Estudiante$Pais, Estudiante$`27. ¿ Se siente seguro/a en la actualidad de ser capaz de modificar la higiene oral aconsejando a una persona?`), shade = T)" calcext:value-type="string">
            <text:p>mosaicplot(table(Estudiante$Pais, Estudiante$`27. ¿ Se siente seguro/a en la actualidad de ser capaz de modificar la higiene oral aconsejando a una persona?`), shade = T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Uribe</meta:initial-creator>
    <meta:creation-date>2017-03-26T13:20:08.742000000</meta:creation-date>
    <dc:date>2017-03-26T18:31:36.484000000</dc:date>
    <dc:creator>Sergio Uribe</dc:creator>
    <meta:editing-duration>PT5H1M54S</meta:editing-duration>
    <meta:editing-cycles>6</meta:editing-cycles>
    <meta:generator>LibreOffice/5.3.1.2$Windows_X86_64 LibreOffice_project/e80a0e0fd1875e1696614d24c32df0f95f03deb2</meta:generator>
    <meta:document-statistic meta:table-count="1" meta:cell-count="1342" meta:object-count="0"/>
  </office:meta>
</office:document-meta>
</file>